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3" style:family="paragraph" style:parent-style-name="Standard">
      <style:paragraph-properties fo:line-height="150%" fo:text-align="justify" style:justify-single-word="false"/>
      <style:text-properties fo:color="#000000" style:font-name="Times New Roman" fo:font-size="14pt" fo:letter-spacing="normal" fo:language="pl" fo:country="PL" style:font-size-asian="14pt" style:language-asian="zh" style:country-asian="CN" style:font-size-complex="14pt" style:language-complex="hi" style:country-complex="IN"/>
    </style:style>
    <style:style style:name="P4" style:family="paragraph" style:parent-style-name="Standard">
      <style:paragraph-properties fo:line-height="150%" fo:text-align="justify" style:justify-single-word="false"/>
      <style:text-properties fo:color="#000000" style:font-name="Times New Roman" fo:font-size="14pt" fo:letter-spacing="normal"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6" style:family="paragraph" style:parent-style-name="Standard">
      <style:paragraph-properties fo:line-height="150%" fo:text-align="justify"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normal"/>
    </style:style>
    <style:style style:name="T6"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bold"/>
    </style:style>
    <style:style style:name="T7" style:family="text">
      <style:text-properties fo:font-variant="normal" fo:text-transform="none" fo:color="#000000" style:font-name="Times New Roman" fo:font-size="14pt" fo:letter-spacing="normal" fo:language="pl" fo:country="PL" fo:font-style="normal" fo:font-weight="bold" style:font-size-asian="14pt" style:language-asian="zh" style:country-asian="CN" style:font-style-asian="normal" style:font-weight-asian="bold" style:font-name-complex="sans-serif" style:font-size-complex="14pt" style:language-complex="hi" style:country-complex="IN" style:font-weight-complex="bold"/>
    </style:style>
    <style:style style:name="T8" style:family="text">
      <style:text-properties fo:font-variant="normal" fo:text-transform="none" fo:color="#000000" style:font-name="Arial" fo:font-size="14pt" fo:letter-spacing="normal" fo:language="pl" fo:country="PL" fo:font-style="italic" fo:font-weight="bold" style:font-size-asian="14pt" style:language-asian="zh" style:country-asian="CN" style:font-style-asian="italic" style:font-weight-asian="bold" style:font-name-complex="sans-serif" style:font-size-complex="14pt" style:language-complex="hi" style:country-complex="IN" style:font-style-complex="italic" style:font-weight-complex="bold"/>
    </style:style>
    <style:style style:name="T9" style:family="text">
      <style:text-properties fo:letter-spacing="normal"/>
    </style:style>
    <style:style style:name="T10" style:family="text">
      <style:text-properties fo:letter-spacing="normal" fo:language="pl" fo:country="PL"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Domyślna_20_czcionka_20_akapitu"><text:span text:style-name="T1">ROZDZIAŁ VIII – RZECZPOSPOLITA W LATACH 1676-1683.</text:span></text:span></text:p>
      <text:h text:style-name="Heading_20_2" text:outline-level="2"><text:span text:style-name="Domyślna_20_czcionka_20_akapitu"><text:span text:style-name="T4">1. Pokój i stabilizacja wewnętrzna kraju. </text:span></text:span></text:h>
      <text:p text:style-name="P1"><text:span text:style-name="Domyślna_20_czcionka_20_akapitu"><text:span text:style-name="T2"/></text:span></text:p>
      <text:p text:style-name="P1"><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text:span></text:span><text:soft-page-break/><text:span text:style-name="Domyślna_20_czcionka_20_akapitu"><text:span text:style-name="T2">co, krzepnie i dociera się, wymaga czasu aby nabrał odpowiedniej efektywności. W </text:span></text:span><text:span text:style-name="Domyślna_20_czcionka_20_akapitu"><text:span text:style-name="T2">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1"><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text:span></text:span><text:soft-page-break/><text:span text:style-name="Domyślna_20_czcionka_20_akapitu"><text:span text:style-name="T2">zagrożenia. Upatrywać można ich jako efekty wrogich intryg obcych państw, </text:span></text:span><text:span text:style-name="Domyślna_20_czcionka_20_akapitu"><text:span text:style-name="T2">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1"><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1"><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e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text:span></text:span><text:soft-page-break/><text:span text:style-name="Domyślna_20_czcionka_20_akapitu"><text:span text:style-name="T2">-1678). Komisja ta udała się do obu miejscowości dla rozładowania napięcia w 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iercią prymasa Olszowskiego w Gdańsku stoi branden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text:span></text:span><text:soft-page-break/><text:span text:style-name="Domyślna_20_czcionka_20_akapitu"><text:span text:style-name="T2">Hamburga. Johann Georg von Tettau zdołał natomiast ujść do Mitawy i przez kilka 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1"><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text:span></text:span><text:soft-page-break/><text:span text:style-name="Domyślna_20_czcionka_20_akapitu"><text:span text:style-name="T2">wydawaniu nowym właścicielom do wygaśnięciu praw do nich przez dotychczasowych dzierżawców, lub ich spadkobierców, którzy nie chcieli respektować nowego prawa odnośnie starostw. W interesującym nas okresie z podobnymi sprawami mamy do czynienia szczególnie w przypadku uciekinierów z ziem będących pod okupacja turecką. </text:span></text:span></text:p>
      <text:p text:style-name="P1"><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e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text:span></text:span><text:soft-page-break/><text:span text:style-name="Domyślna_20_czcionka_20_akapitu"><text:span text:style-name="T2">Przyjemskich do ich majątku - grożąc zjazdem generalnym w Wielkopolsce i 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text:span></text:span><text:soft-page-break/><text:span text:style-name="Domyślna_20_czcionka_20_akapitu"><text:span text:style-name="T2">podkomorzy chełmiński. Udało się sprawę uspokoić do czasu spodziewanej mediacji, 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text:span></text:span><text:soft-page-break/><text:span text:style-name="Domyślna_20_czcionka_20_akapitu"><text:span text:style-name="T2">ściągnął od strony Jana III. Jego brat Piotr Opaliński długo czekał na awans senatorski, bowiem w roku 1687 został wojewodą, ale nie kaliskim, ale łęczyckim</text:span></text:span></text:p>
      <text:p text:style-name="P1"><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1"><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text:span></text:span><text:soft-page-break/><text:span text:style-name="Domyślna_20_czcionka_20_akapitu"><text:span text:style-name="T2">Lipskiemu, stolnikowi kijowskiemu, jako zasługę za wierną służbę pod sztandarami </text:span></text:span><text:span text:style-name="Domyślna_20_czcionka_20_akapitu"><text:span text:style-name="T2">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ext:span></text:span><text:soft-page-break/><text:span text:style-name="Domyślna_20_czcionka_20_akapitu"><text:span text:style-name="T2">twarzy wśród nich. Oczywiście pojmani zaprzeczali, iż mają coś wspólnego ze </text:span></text:span><text:span text:style-name="Domyślna_20_czcionka_20_akapitu"><text:span text:style-name="T2">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1"><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text:span></text:span><text:soft-page-break/><text:span text:style-name="Domyślna_20_czcionka_20_akapitu"><text:span text:style-name="T2">królewskich współpracowników, werbować agentów z jego otoczenia, którzy mieli </text:span></text:span><text:span text:style-name="Domyślna_20_czcionka_20_akapitu"><text:span text:style-name="T2">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2. Poselstwo do Turcji Jana Gnińskiego – rezultaty misji pokojowej </text:span></text:span></text:h>
      <text:p text:style-name="P1"><text:span text:style-name="Domyślna_20_czcionka_20_akapitu"><text:span text:style-name="T4"/></text:span></text:p>
      <text:p text:style-name="P1"><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text:span></text:span><text:soft-page-break/><text:span text:style-name="Domyślna_20_czcionka_20_akapitu"><text:span text:style-name="T2">podjąć jakieś agresywne kroki, nie chcąc sprowokować w takiej sytuacji Sobieskiego </text:span></text:span><text:span text:style-name="Domyślna_20_czcionka_20_akapitu"><text:span text:style-name="T2">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1"><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1"><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text:span></text:span><text:soft-page-break/><text:span text:style-name="Domyślna_20_czcionka_20_akapitu"><text:span text:style-name="T2">Polaków, którzy domagają się więcej niż powinni i zasługują, a dodatkowo wbrew </text:span></text:span><text:span text:style-name="Domyślna_20_czcionka_20_akapitu"><text:span text:style-name="T2">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1"><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1"><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1"><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text:span></text:span><text:soft-page-break/><text:span text:style-name="Domyślna_20_czcionka_20_akapitu"><text:span text:style-name="T2">wojnę, nie poprze nieprzyjaciół Porty, gdyby napadli na Siedmiogród, nie udzieli </text:span></text:span><text:span text:style-name="Domyślna_20_czcionka_20_akapitu"><text:span text:style-name="T2">żadnego azylu politycznego ani poparcia wojewodom siedmiogrodzkiemu, mołdawskiemu i wołoskiemu ani innym ludziom, którzy by zbuntowali się przeciw sułtanowi, lecz wyda ich bezzwłocznie Porcie.</text:span></text:span></text:p>
      <text:p text:style-name="P1"><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1"><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1"><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text:span></text:span><text:soft-page-break/><text:span text:style-name="Domyślna_20_czcionka_20_akapitu"><text:span text:style-name="T2">Zadanie Proskiego miało polegać w pierwszej kolejności głównie na dopilnowaniu </text:span></text:span><text:span text:style-name="Domyślna_20_czcionka_20_akapitu"><text:span text:style-name="T2">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1"><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1"><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1"><text:span text:style-name="Domyślna_20_czcionka_20_akapitu"><text:span text:style-name="T2">Na wieść o zawarciu pokoju z Turcją w kształcie niekorzystnym dla polskich interesów, wcale nie chroniącym przed agresywnymi poczynaniami Porty Sobieski </text:span></text:span><text:soft-page-break/><text:span text:style-name="Domyślna_20_czcionka_20_akapitu"><text:span text:style-name="T2">wyrażał swe pesymistyczne oceny co do dalszych stosunków z Stambułem. <text:s/>Król </text:span></text:span><text:span text:style-name="Domyślna_20_czcionka_20_akapitu"><text:span text:style-name="T2">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1"><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text:span></text:span><text:soft-page-break/><text:span text:style-name="Domyślna_20_czcionka_20_akapitu"><text:span text:style-name="T2">wszystkich ziem ruskich.</text:span></text:span></text:p>
      <text:p text:style-name="P1"><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1"><text:span text:style-name="Domyślna_20_czcionka_20_akapitu"><text:span text:style-name="T2">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ext:span></text:span><text:soft-page-break/><text:span text:style-name="Domyślna_20_czcionka_20_akapitu"><text:span text:style-name="T2">toczyła się pomyślnym kursem wojna z elektorem brandenburskim. Szlachta </text:span></text:span><text:span text:style-name="Domyślna_20_czcionka_20_akapitu"><text:span text:style-name="T2">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text:span></text:span><text:soft-page-break/><text:span text:style-name="Domyślna_20_czcionka_20_akapitu"><text:span text:style-name="T2">pamiętających przebiegł elekcji nie było to pożądaną perspektywą, bezskuteczność </text:span></text:span><text:span text:style-name="Domyślna_20_czcionka_20_akapitu"><text:span text:style-name="T2">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text:span></text:span><text:soft-page-break/><text:span text:style-name="Domyślna_20_czcionka_20_akapitu"><text:span text:style-name="T2">sprawa zaakceptowania pokoju z Cesarstwem, czego chcieli wszyscy, więc o próbach </text:span></text:span><text:span text:style-name="Domyślna_20_czcionka_20_akapitu"><text:span text:style-name="T2">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span></text:p>
      <text:p text:style-name="P1"><text:span text:style-name="Domyślna_20_czcionka_20_akapitu"><text:span text:style-name="T2">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3. Procesy polityczne na sejmie 1676r. </text:span></text:span></text:h>
      <text:p text:style-name="P1"><text:span text:style-name="Domyślna_20_czcionka_20_akapitu"><text:span text:style-name="T2"/></text:span></text:p>
      <text:p text:style-name="P1"><text:span text:style-name="Domyślna_20_czcionka_20_akapitu"><text:span text:style-name="T2">Obrady zwołanego sejmu miały zyskać specyficzny klimat. Określało go 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e,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text:span></text:span><text:span text:style-name="Domyślna_20_czcionka_20_akapitu"><text:span text:style-name="T2"><text:note text:id="ftn1" text:note-class="footnote"><text:note-citation>1</text:note-citation><text:note-body><text:p text:style-name="Footnote">W przeciwieństwie do innych postaci, których nie udało mi się skompletować wśród osób autentycznych był on rzeczywiście zaufanym oficerem D. Wiśniowieckiego i w realu z jego promocji został nobilitowany w roku 1676.</text:p></text:note-body></text:note></text:span></text:span><text:span text:style-name="Domyślna_20_czcionka_20_akapitu"><text:span text:style-name="T2"> – zaufanemu oficerowi Dymitra Wiśniowieckiego, jaki planował jego uwolnienie z Zamościa, Sebastianowi i Wojciechowi Srokowiczom z ziemi podlaskiej, którzy mieli wozić specjalne instrukcje z Berlina, Marceliuszowi Wołtydze – eksjezuicie ekskomunikowano ze </text:span></text:span><text:soft-page-break/><text:span text:style-name="Domyślna_20_czcionka_20_akapitu"><text:span text:style-name="T2">stanu zakonnego w roku 1669, który starał się w Wilnie wstąpił w łaski Benedykta Sapiehy, aby namawiać go do zdrady (tutaj była to najpewniej jawna prowokacja ze strony dworu wymierzona w otoczenie usamodzielniającego się Sapiehy, Janowi Kocielskiemu, dzierżawcy i słudze Dymitra Wiśniowieckiego, jaki planował go oswobodzić, aby stanął na czele buntu, Tomaszowi Motylskiemu, dawnemu 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ego</text:span></text:span><text:span text:style-name="Domyślna_20_czcionka_20_akapitu"><text:span text:style-name="T2"><text:note text:id="ftn2" text:note-class="footnote"><text:note-citation>2</text:note-citation><text:note-body><text:p text:style-name="Footnote">Osoba autentyczna.</text:p></text:note-body></text:note></text:span></text:span><text:span text:style-name="Domyślna_20_czcionka_20_akapitu"><text:span text:style-name="T2">,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text:span></text:span><text:soft-page-break/><text:span text:style-name="Domyślna_20_czcionka_20_akapitu"><text:span text:style-name="T2">Johannem Dietrichem von Hoverbeckiem, dyplomatą brandeburskim i posłem elektorskim w Polsce, aby całą intrygę przygotować i uprawomocnić. Krzysztof von Rappe działał wraz z Ulrichem Feliksem von Pirchem (1654-1723), nestorem przyszłego generalskiego rodu von Pirch z ziemi bytowskiej. Obaj działali na przełomie 1675/76 na terenie Prus, Pomorza, Nowej Marchi, Żmudzi, Mazowsza i Wielkopolski przygotowując listy 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span></text:p>
      <text:p text:style-name="P1"><text:span text:style-name="Domyślna_20_czcionka_20_akapitu"><text:span text:style-name="T2">Krzysztof von Rappe i 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text:span></text:span><text:soft-page-break/><text:span text:style-name="Domyślna_20_czcionka_20_akapitu"><text:span text:style-name="T2">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text:span></text:span><text:span text:style-name="Domyślna_20_czcionka_20_akapitu"><text:span text:style-name="T2">Działdowa - Balthasar von der Goltz (1610- 1688 ); bogaty ziemianin Christoph </text:span></text:span><text:span text:style-name="Domyślna_20_czcionka_20_akapitu"><text:span text:style-name="T2">Friedrich Dohna-Lauck (1652-1734); Georg Friedrich Friedrich von Creytzen (1643-1709); starosta Morąga Otto Wilhelm von Perbandt (1635-1706); Georg Friedrich von Eulenburg (1641-1699); starosta lecki Fryderyk Wilhelm von Canitz; starosta szczytnicki Christoph Joachim von Brumsee.W dniu 27 września 1676roku w Królewcu zapadły w ich sprawie wyroki o banicji. </text:span></text:span></text:p>
      <text:p text:style-name="P1"><text:span text:style-name="Domyślna_20_czcionka_20_akapitu"><text:span text:style-name="T2">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span></text:span></text:p>
      <text:p text:style-name="P1"><text:span text:style-name="Domyślna_20_czcionka_20_akapitu"><text:span text:style-name="T2">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absolutum dominium, praktycznie rzecz ujmując - najważniejsi z rokoszan byli więzieni bez żadnego wyroku w miejscach uosobienia. Dotychczasowa praktyka sądowa, na jaką ogół szlachecki był bardzo czuły, nakazywała ich uwolnić, za poręczeniem obietnicą </text:span></text:span><text:soft-page-break/><text:span text:style-name="Domyślna_20_czcionka_20_akapitu"><text:span text:style-name="T2">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zostaliby zwolnieni. Trzeba było dostarczyć pozoru legalizmu całej tej sprawie. Dlatego status rokoszan przypominał status jeńców - skoro z orężem na 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text:span></text:span><text:soft-page-break/><text:span text:style-name="Domyślna_20_czcionka_20_akapitu"><text:span text:style-name="T2">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o, iż poniektórzy z sądzeni mieli być odpowiedzialni za przestępstwa wyrządzone na polu sejmowym lub ich inspirowanie, a więc klasyfikujące się do wieży 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text:span></text:span><text:soft-page-break/><text:span text:style-name="Domyślna_20_czcionka_20_akapitu"><text:span text:style-name="T2">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maja, ale ważniejsze były poufne ustalenia wybranych 4 senatorów i 4 posłów (pośród 8 delegatów wyznaczonych w dniu 5 maja przez izbę poselską) z sądzonymi 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text:span></text:span><text:soft-page-break/><text:span text:style-name="Domyślna_20_czcionka_20_akapitu"><text:span text:style-name="T2">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Ordynacji Ostrogskiej - które jego nie są, ani nie były, a których spadek chciał tylko z prywaty zagarnąć, a jakie pod Rzeczpospolitą idą pod dalsze w tej sprawie 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n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 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Jerzy Jan Wandalin Mniszech i kijowski Jan Potocki, a wg kontraktu także ich żony oraz inni spadkobiercy na czas obowiązywania okresu dzierżawy. Klucze niemirowski i ładyżyński (częściowo w granicach Turcji) także zostały obrócone na </text:span></text:span><text:soft-page-break/><text:span text:style-name="Domyślna_20_czcionka_20_akapitu"><text:span text:style-name="T2">własność Rzeczpospolitej i ofiarowane egzulatom podolskim. Z należnego mu działu po zmarłym szwagrze Samuelu Leszczyńskim Dymitr Wiśniowiecki zachował jedynie <text:s/>dobra sędziów w województwie mazowieckim liczące 5 wsi. Pozostałe dobra przekazane zostały innym rodzinom magnackim - dobra Baranów – miasto i 12 wsi w województwie sandomierskim otrzymał „w wieczyste posiadanie” królewicz Jakub, inne dobra razem 3 miasta i ok. 50 wsi, to jest Czartorysk trafił do Michała 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text:span></text:span><text:span text:style-name="Domyślna_20_czcionka_20_akapitu"><text:span text:style-name="T2"><text:note text:id="ftn3" text:note-class="footnote"><text:note-citation>3</text:note-citation><text:note-body><text:p text:style-name="Footnote">I musiało, w ich rękach było najbogatsze starostwo koronne – człuchowskie i wiele mniejszych. </text:p></text:note-body></text:note></text:span></text:span><text:span text:style-name="Domyślna_20_czcionka_20_akapitu"><text:span text:style-name="T2">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span></text:p>
      <text:p text:style-name="P1"><text:span text:style-name="Domyślna_20_czcionka_20_akapitu"><text:span text:style-name="T2">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Eisenach) 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text:span></text:span><text:soft-page-break/><text:span text:style-name="Domyślna_20_czcionka_20_akapitu"><text:span text:style-name="T2">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text:span></text:span><text:span text:style-name="Domyślna_20_czcionka_20_akapitu"><text:span text:style-name="T2">posiadanych przez siebie <text:s/>włości załozieckiej (3/4 miasta i około 20 wsi) w </text:span></text:span><text:span text:style-name="Domyślna_20_czcionka_20_akapitu"><text:span text:style-name="T2">województwie ruskim wraz z posiadaną połową dóbr Czarny Ostrów w 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c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span></text:p>
      <text:p text:style-name="P1"><text:span text:style-name="Domyślna_20_czcionka_20_akapitu"><text:span text:style-name="T2">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Starostwo Tykocińskie było przynależne działem spadkowym Katarzynie Aleksandrze Branickiej z Czarnieckich, siostrze Konstancji Joanny Leszczyńskiej z Czarnieckich, ale wymagały spłaty na rzecz jej byłego męża oraz </text:span></text:span><text:soft-page-break/><text:span text:style-name="Domyślna_20_czcionka_20_akapitu"><text:span text:style-name="T2">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text:span></text:span><text:span text:style-name="Domyślna_20_czcionka_20_akapitu"><text:span text:style-name="T2">wojewodzie dorbackim. Był to jeden z warunków Dymitra kapitulacji przed Janem </text:span></text:span><text:span text:style-name="Domyślna_20_czcionka_20_akapitu"><text:span text:style-name="T2">III. Druga z jego córek Eugenią Katarzyną <text:s/>Wiśniowieckich Koniecpolska (przed 1658-po 1681) była żona kreowanego kasztelana krakowskiego Aleksandra - gorliwego zwolennika króla, który żył z nią jednak w separacji, zaś trzecia Salomea ( zm. 1716rpku) <text:s/>była zakonnicą. </text:span></text:span></text:p>
      <text:p text:style-name="P1"><text:span text:style-name="Domyślna_20_czcionka_20_akapitu"><text:span text:style-name="T2">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Pilicy, dobra w Zawierciu wraz z górami srebrnymi obok Olkusza. Do dyspozycji państwa wróciło też starostwo piotrkowskie, jakie posiadał wcześniej kasztan krakowski. </text:span></text:span></text:p>
      <text:p text:style-name="P1"><text:span text:style-name="Domyślna_20_czcionka_20_akapitu"><text:span text:style-name="T2">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text:span></text:span><text:soft-page-break/><text:span text:style-name="Domyślna_20_czcionka_20_akapitu"><text:span text:style-name="T2">obozem Sapiehów, którzy w toku rywalizacji na Litwie z Radziwiłłami, coraz wyraźniej usztywniali swoje stanowisko wobec Sobieskiego. Coraz bardziej politycznie usamodzielniali się Lubomirscy i zaczęli zbierać rozproszone grupy </text:span></text:span><text:span text:style-name="Domyślna_20_czcionka_20_akapitu"><text:span text:style-name="T2">malkontentów w Koronie pod swoje skrzydła, w czym pomagała im francuska </text:span></text:span><text:span text:style-name="Domyślna_20_czcionka_20_akapitu"><text:span text:style-name="T2">ambasada, która wobec upadku dotychczasowego wpływu na Sobieskiego, 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text:span></text:span><text:soft-page-break/><text:span text:style-name="Domyślna_20_czcionka_20_akapitu"><text:span text:style-name="T2">wybrano każdego województwa po jednym pośle i po senatorze, którzy w swoich województwach mieli spraw lustracji pilnować, a potem w listopadzie zjechać 1676 do Warszawy w Koronie i do Wilna na Litwie, aby je dokładnie omówić, a wysunięte </text:span></text:span><text:span text:style-name="Domyślna_20_czcionka_20_akapitu"><text:span text:style-name="T2">wnioski zakomunikować królowi. Dodatkowo jednak, dla większych ekonomii, w </text:span></text:span><text:span text:style-name="Domyślna_20_czcionka_20_akapitu"><text:span text:style-name="T2">tym, które należały do dóbr stołowych, szczególnie litewskich, powołano osobne 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span></text:span></text:p>
      <text:p text:style-name="P1"><text:span text:style-name="Domyślna_20_czcionka_20_akapitu"><text:span text:style-name="T2">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xt:span></text:span><text:soft-page-break/><text:span text:style-name="Domyślna_20_czcionka_20_akapitu"><text:span text:style-name="T2">też rozliczne roszczenia majątkowe, które mieli „dla dobra ogółu” poświęcać. Stanęło na tym, iż sprawę limitowano do następnego sejmu, a w tym czasie miano wypracować sposób rozwiązania, który zadowoli wszystkich i także rozstrzygnie </text:span></text:span><text:span text:style-name="Domyślna_20_czcionka_20_akapitu"><text:span text:style-name="T2">podobne przypadki. Wybiegając nieco w przyszłość, rzeczywiście na kolejnym </text:span></text:span><text:span text:style-name="Domyślna_20_czcionka_20_akapitu"><text:span text:style-name="T2">sejmie, sprawę tą podjęto, nawet bez żadnych wielkich emocji. Uradzono zatem, ze 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span></text:span></text:p>
      <text:p text:style-name="P1"><text:span text:style-name="Domyślna_20_czcionka_20_akapitu"><text:span text:style-name="T2">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text:span></text:span><text:soft-page-break/><text:span text:style-name="Domyślna_20_czcionka_20_akapitu"><text:span text:style-name="T2">jednak przedmiotem zastawu i sprzedaży, wchodzić w skład posagu lub wiana, przechodzić jedynie w linii męskiej na kolejnych sukcesorów, zaś na boczne gałęzie rodu jedynie za zgodą sejmu. Ze swej strony Lubomirscy mieli otrzymywać załogi w </text:span></text:span><text:span text:style-name="Domyślna_20_czcionka_20_akapitu"><text:span text:style-name="T2">Starej Lubowli – co najmniej 90 ludzi, Czorsztynie – co najmniej 60 ludzi, oraz </text:span></text:span><text:span text:style-name="Domyślna_20_czcionka_20_akapitu"><text:span text:style-name="T2">opłacać 100 żołnierzy załogi na Wawelu. Do tego mieli wypłacać rocznie 2000 zł z tych dóbr na akademie wojskową oraz 6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span></text:p>
      <text:p text:style-name="P1"><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4. </text:span></text:span><text:span text:style-name="Domyślna_20_czcionka_20_akapitu"><text:span text:style-name="T8">Sejm nadzwyczajny w roku 1677</text:span></text:span></text:h>
      <text:p text:style-name="P1"><text:span text:style-name="Domyślna_20_czcionka_20_akapitu"><text:span text:style-name="T5"/></text:span></text:p>
      <text:p text:style-name="P1"><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 jak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zakończenia wojny z Brandenburgią. Dlatego też dla przykładu szlachta 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text:span></text:span><text:soft-page-break/><text:span text:style-name="Domyślna_20_czcionka_20_akapitu"><text:span text:style-name="T2">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bardzo zaciekła, była przedłużeniem dopiero co z likwidowanej konfederacji. Obie 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text:span></text:span><text:soft-page-break/><text:span text:style-name="Domyślna_20_czcionka_20_akapitu"><text:span text:style-name="T2">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1"><text:span text:style-name="Domyślna_20_czcionka_20_akapitu"><text:span text:style-name="T2">W takich poprzedzających go okolicznościach nowy sejm zwołano do Grodna. 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Jana Krzysztofa na Zierowie Zierowskiego okazany i co odnotowano w konstytucji. Zierowski został rezydentem cesarskim w Warszawie, rola jego z pozoru początkowo skromna na tle siły i pewności siebie francuskich ambasadorów. Pochodził on jednak z bliskiego śląska, znał polski język i obyczaje, łatwo nawiązywał kontakty z sarmatami i sumiennie, dzięki przychylności samego Jana III budował pomosty między Wiedniem i Warszawą. .</text:span></text:span></text:p>
      <text:p text:style-name="P1"><text:soft-page-break/><text:span text:style-name="Domyślna_20_czcionka_20_akapitu"><text:span text:style-name="T2">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kierownictwa, raczej reagujące oporem na aktywność przeciwników, niż kreujące 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text:span></text:span><text:soft-page-break/><text:span text:style-name="Domyślna_20_czcionka_20_akapitu"><text:span text:style-name="T2">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dlatego też na początku obrad starali się przed królem także robić jak najlepsze wrażenie i demonizować przeciwników, straszyć widmem odradzającej się konfederacji, którą oni tylko są wstanie powstrzymać.</text:span></text:span></text:p>
      <text:p text:style-name="P1"><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text:span></text:span><text:soft-page-break/><text:span text:style-name="Domyślna_20_czcionka_20_akapitu"><text:span text:style-name="T2">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text:span></text:span><text:span text:style-name="Domyślna_20_czcionka_20_akapitu"><text:span text:style-name="T2">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text:span></text:span><text:span text:style-name="Domyślna_20_czcionka_20_akapitu"><text:span text:style-name="T2">znów wywoływać gwałtowne konflikty i doprowadzi do zdeprecjonowania autorytetu </text:span></text:span><text:span text:style-name="Domyślna_20_czcionka_20_akapitu"><text:span text:style-name="T2">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text:span></text:span><text:soft-page-break/><text:span text:style-name="Domyślna_20_czcionka_20_akapitu"><text:span text:style-name="T2">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text:span></text:span><text:span text:style-name="Domyślna_20_czcionka_20_akapitu"><text:span text:style-name="T2">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text:span></text:span><text:span text:style-name="Domyślna_20_czcionka_20_akapitu"><text:span text:style-name="T2">Dochodziły do tego kwestie podziału majątku po Dymitrze Wiśniowieckim, jakim </text:span></text:span><text:span text:style-name="Domyślna_20_czcionka_20_akapitu"><text:span text:style-name="T2">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1"><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text:span></text:span><text:soft-page-break/><text:span text:style-name="Domyślna_20_czcionka_20_akapitu"><text:span text:style-name="T2">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text:span></text:span><text:span text:style-name="Domyślna_20_czcionka_20_akapitu"><text:span text:style-name="T2">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text:span></text:span><text:span text:style-name="Domyślna_20_czcionka_20_akapitu"><text:span text:style-name="T2">który jednak nie mając jednak należytego rozeznania w sytuacji w WXL i widząc </text:span></text:span><text:span text:style-name="Domyślna_20_czcionka_20_akapitu"><text:span text:style-name="T2">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1"><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text:span></text:span><text:soft-page-break/><text:span text:style-name="Domyślna_20_czcionka_20_akapitu"><text:span text:style-name="T2">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text:span></text:span><text:span text:style-name="Domyślna_20_czcionka_20_akapitu"><text:span text:style-name="T2">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1"><text:span text:style-name="Domyślna_20_czcionka_20_akapitu"><text:span text:style-name="T2">Sapiehowie licząc na pomoc szlachty litewskiej usiłowali nawet dokonać zerwania </text:span></text:span><text:span text:style-name="Domyślna_20_czcionka_20_akapitu"><text:span text:style-name="T2">sejmu, mimo iż był on utworzony pod laską konfederacji, a dalej podważyć i znieść </text:span></text:span><text:span text:style-name="Domyślna_20_czcionka_20_akapitu"><text:span text:style-name="T2">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text:span></text:span><text:soft-page-break/><text:span text:style-name="Domyślna_20_czcionka_20_akapitu"><text:span text:style-name="T2">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text:span></text:span><text:span text:style-name="Domyślna_20_czcionka_20_akapitu"><text:span text:style-name="T2">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1"><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text:span></text:span><text:span text:style-name="Domyślna_20_czcionka_20_akapitu"><text:span text:style-name="T2">Sapieha dojrzał, iż jego rachuby polityczne nie sprawdziły się i próbował pod nieś </text:span></text:span><text:span text:style-name="Domyślna_20_czcionka_20_akapitu"><text:span text:style-name="T2">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text:span></text:span><text:soft-page-break/><text:span text:style-name="Domyślna_20_czcionka_20_akapitu"><text:span text:style-name="T2">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text:span></text:span><text:span text:style-name="Domyślna_20_czcionka_20_akapitu"><text:span text:style-name="T2">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text:span></text:span><text:span text:style-name="Domyślna_20_czcionka_20_akapitu"><text:span text:style-name="T2">Grodnie, zezwolił gwardii królewskiej wzmożenie czujności w mieście, otoczenie </text:span></text:span><text:span text:style-name="Domyślna_20_czcionka_20_akapitu"><text:span text:style-name="T2">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text:span></text:span><text:soft-page-break/><text:span text:style-name="Domyślna_20_czcionka_20_akapitu"><text:span text:style-name="T2">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text:span></text:span><text:span text:style-name="Domyślna_20_czcionka_20_akapitu"><text:span text:style-name="T2">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text:span></text:span><text:span text:style-name="Domyślna_20_czcionka_20_akapitu"><text:span text:style-name="T2">senatu oraz presją posłów. Rysował scenariusz polubownego rozstrzygnięcia </text:span></text:span><text:span text:style-name="Domyślna_20_czcionka_20_akapitu"><text:span text:style-name="T2">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text:span></text:span><text:soft-page-break/><text:span text:style-name="Domyślna_20_czcionka_20_akapitu"><text:span text:style-name="T2">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text:span></text:span><text:span text:style-name="Domyślna_20_czcionka_20_akapitu"><text:span text:style-name="T2">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text:span></text:span><text:span text:style-name="Domyślna_20_czcionka_20_akapitu"><text:span text:style-name="T2">nastrojów Benedykt Sapieha musi złożyć swoje urzędy co i uczynił. W mieniu króla </text:span></text:span><text:span text:style-name="Domyślna_20_czcionka_20_akapitu"><text:span text:style-name="T2">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text:span></text:span><text:soft-page-break/><text:span text:style-name="Domyślna_20_czcionka_20_akapitu"><text:span text:style-name="T2">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text:span></text:span><text:span text:style-name="Domyślna_20_czcionka_20_akapitu"><text:span text:style-name="T2">przywłaszczeniu bez mała 200 000złotych z tego powodu. Kończąc sprawę rozliczono jednak pozytywnie rachunki podskarbińskie, odnotowując jednak to adnotacją o uczynieniu tego warunkowo, ze względu na interwencję monarchy.</text:span></text:span></text:p>
      <text:p text:style-name="P1"><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text:span></text:span><text:span text:style-name="Domyślna_20_czcionka_20_akapitu"><text:span text:style-name="T2">okazji do zburzenia. W procedowaniu sejmu przyszło pewne otrzeźwienie. Rozbicie </text:span></text:span><text:span text:style-name="Domyślna_20_czcionka_20_akapitu"><text:span text:style-name="T2">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text:span></text:span><text:soft-page-break/><text:span text:style-name="Domyślna_20_czcionka_20_akapitu"><text:span text:style-name="T2">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text:span></text:span><text:span text:style-name="Domyślna_20_czcionka_20_akapitu"><text:span text:style-name="T2">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1"><text:span text:style-name="Domyślna_20_czcionka_20_akapitu"><text:span text:style-name="T2">Poza rozprawieniem się z Sapiehami na sejmie grodzieńskim w 1677roku zapadły bardzo ważne decyzję dotyczące spraw Korony i urzędu hetmańskiego. Wobec </text:span></text:span><text:span text:style-name="Domyślna_20_czcionka_20_akapitu"><text:span text:style-name="T2">specyficznej sytuacji jaka się na tym tle zaistniała oraz przemożnym głosom </text:span></text:span><text:span text:style-name="Domyślna_20_czcionka_20_akapitu"><text:span text:style-name="T2">przedsejmowym i sejmowym szlachty, jaka domagała się oddania buław przez króla, upatrując w jego pełnej kontroli nad wojskiem niewspółmiernego wzmocnienia jego władzy musiało dojść do rozwiązania sprawy. Posłowie koronni szybko zamanifestowali swoje żądania i w przypadku ich eskalacji oraz braku odpowiedzi, groziło to szlacheckim sprzeciwem i poważnym konfliktem królem. Sobieski potrzebował natomiast uległej szlachty dla równoważnia odradzających się wpływów i samodzielności magnatów, na jakich jedynie – po zajściach elekcyjnych, mógł działać straszak szlachecki. Nie bez znaczenia była też presja związanych z królem </text:span></text:span><text:soft-page-break/><text:span text:style-name="Domyślna_20_czcionka_20_akapitu"><text:span text:style-name="T2">dowódców, których lojalność zjednywał dotąd obietnicami buław, a w jakich rosło zniecierpliwienie i zawód bezowocnego czekania. Przeciąganie sprawy rodzić mogło dalekosiężne i negatywne konsekwencję. Świadomy tego władca, naciskany dodatkowo przez senatorów, różnorako interpretacyjnych mgliste postanowienia wcześniejszego sejmu, milczał przed nowymi obradami, ale dawał do zrozumienia, iż </text:span></text:span><text:span text:style-name="Domyślna_20_czcionka_20_akapitu"><text:span text:style-name="T2">jest gotów sprawę rozwiązać. Nie ujawniał jednak żadnych personalnych propozycji, kandydaci do buław chętnie szukali protekcji u królowej, na co Jan III narzekał. Królowa ochoczo udzielała też w związku z tym jednoznacznych deklaracji, na jakie też potem powoływano się. On chciał sprawę wprowadzić na zupełnie inne tory i przemodelować działanie urzędów hetmańskich. Słusznie uważał, iż w dotychczasowej formie łatwo władza hetmańska jest dla niego groźna, przecież on sam dzięki niej wyniósł się na tron. W jej ograniczeniu sojusznika słusznie dopatrywał w szlachcie, jaka podnosiła już wcześniej swoje obiekcje, ujawniała mankamenty jej działania i proponowała określone rozwiązania. Należało do sprawy tak podejść, aby personalnymi decyzjami, które w związku z tym musiały zapaść nie doszło do rozstrzygnięć budzących pretensje do władcy zawiedzionych rozstrzygnięciami kandydatów, bo stracono by ich dla interesów monarszych. Dlatego Sobieski obmyślił pewne założenie i plan ich wprowadzenia.</text:span></text:span></text:p>
      <text:p text:style-name="P1"><text:span text:style-name="Domyślna_20_czcionka_20_akapitu"><text:span text:style-name="T2">Nowy projekt zaakceptowany przez sejm w dniu 30 kwietnia zakładał, iż Hetman Wielki Koronny będzie funkcją sprawowaną na okres 3 lat, nie dłużej niż dwie kadencję pod rząd, z nominacji królewskiej pośród mianowanych dożywotnio przez </text:span></text:span><text:span text:style-name="Domyślna_20_czcionka_20_akapitu"><text:span text:style-name="T2">monarchę hetmanów polnych koronnych. Ich liczbę zwiększono do trzech. Hetman </text:span></text:span><text:span text:style-name="Domyślna_20_czcionka_20_akapitu"><text:span text:style-name="T2">Wielki miał być odpowiedzialny za zorganizowanie i utrzymanie armii, dyslokacji jej oddziałów, dowodził też w walnych wyprawach całością wojsk, gdy monarchy nie było w polu, utrzymywał władzę sądowa nad żołnierzami, reprezentował ich interesy przed sejmikami zajmującymi się finansowaniem, oraz występował przed sejmem. Wraz z hetmanami polnymi tworzyć miał przy królu rodzaj rady odpowiedzialnej za sprawy obronne państwa, do jej opinii król powinien także odwoływać się przed planowanymi kampaniami, jeśli osobiście będzie dowodził w polu. W tym przypadku Hetman Wielki miał mu ustępować roli, być jego zastępcą i zajmować się sprawami </text:span></text:span><text:soft-page-break/><text:span text:style-name="Domyślna_20_czcionka_20_akapitu"><text:span text:style-name="T2">administracyjnymi. Do takiej też roli w zasadzie ten projekt urząd hetmana wielkiego sprowadzał i zyskał on w końcu aprobatę sejmu. Hetmani polni w koronie stali się substytutem najwyższej szarży wojskowej. Powierzano im dowództwo poszczególnych zgrupowań wojsk, powierzano obronę wskazanych odcinków. Ich władzy podlegały wszystkie oddziały stające w obrębie obszarów, gdzie w czasie </text:span></text:span><text:span text:style-name="Domyślna_20_czcionka_20_akapitu"><text:span text:style-name="T2">pokoju mieli pełnić służbę, także należące na tym obszarze twierdze i arsenały. Mogli być jednocześnie senatorami. Podział wyglądał w następujący sposób – prowincja wielkopolska, małopolska i województwa ruskie, dla każdej z nich przewidywano jednego hetmana polnego, król miał też możliwość zmienić ustalone wcześniej przydziały. W późniejszym okresie utarło się, iż największym prestiżem było stanowisko hetmana polnego w województwach ruskich. Ów hetman „pograniczny” lub „Ukrainy” rezydował początkowo we Lwowie, gdzie też zbudowano arsenał, ważniejszy wnet od warszawskiego. Zajmował się on pograniczem tatarsko-turecko-mołdawskim, miał wzgląd na Kozaków i Rosję. Dwaj pozostali hetmani polni taktowani byli równoważnie, jeden rezydował w Poznaniu, a drugi w Krakowie, ale potem przeniesiony został do Częstochowy, gdy twierdzę tą rozbudowaną i zyskała bardzo na znaczeniu. Pierwszy z nich miał mieć baczność na Brandenburgię i Szwecję, drugi strzec granicy ze Śląskiem i Węgrami. Warszawa jako rezydencja królewska zostawała pod pieczą gwardii królewskiej, podobnie jak każde miejsce – na milę rozległe, gdzie przebywał monarcha, którą dowodził podległy jedynie samemu królowi generał gwardii królewskiej. Obaj pozostali hetmani polni mieli </text:span></text:span><text:span text:style-name="Domyślna_20_czcionka_20_akapitu"><text:span text:style-name="T2">zawsze mniejsze środki niż hetman „ukrainny”, ale rzadko się miało zdarzyć, iż tenże </text:span></text:span><text:span text:style-name="Domyślna_20_czcionka_20_akapitu"><text:span text:style-name="T2">hetman władał jednocześnie buławą wielką. W czasie wyprawy wojennej miał się pojawić zwyczaj wg jakiego, hetman wielki pozostawał przy królu lub przy głównym wojsku, jeśli osobiście sprawował komendę, przy hetmanie polnym z prowincji, z jakiej wychodziło wojsko pozostawało dowództwo nad strażą tylną. Ostatni zaś z hetmanów miał pełnić nadzorów nad resztą kraju, mobilizować uzupełnienia, a w razie potrzeby organizować odsiecz. Oczywiście zdarzało się, w późniejszym okresie, np. w czasie wojny z Rosją, iż w jakieś kampanii hetmani działali na czele osobnych, przyznanych im zgrupowań, ale raczej było to odstępstwo. Zmiany w tym względzie </text:span></text:span><text:soft-page-break/><text:span text:style-name="Domyślna_20_czcionka_20_akapitu"><text:span text:style-name="T2">nie dotknęły oczywiście Litwy, gdzie inna była sytuacja a pozycja Hetmana Wlk. Litewskiego w osobie Michała Radziwiłła nie zagrożona i w odpowiedniej konstytucji dodatkowo potwierdzona. Buławę polną na Litwie miał otrzymać królewski stronnik Józef Bogusław Słuszka (1652-1701) wraz z krzesłem w senacie, przyznanym mu po kilku latach. Dalej wymagało kreślenie uposażenia hetmańskiego </text:span></text:span><text:span text:style-name="Domyślna_20_czcionka_20_akapitu"><text:span text:style-name="T2">i w tym względzie nie zwiększając funduszu na to przeznaczonego niż ustalono to na sejmie pacyfikacyjnym – gażę hetmana wielkiego koronnego ustalono na kwotę 60 000 zł rocznie a polnych 27 900zł rocznie, ale zwykle pełnienie tej funkcji wiązało się stanowiskiem w senacie oraz funkcjami pułkowników i rotmistrzów. W późniejszym okresie płace te zwiększono.</text:span></text:span></text:p>
      <text:p text:style-name="P1"><text:span text:style-name="Domyślna_20_czcionka_20_akapitu"><text:span text:style-name="T2">Poruszono sprawy węgierskie w sposób wyraźnie sugerujący rozmijanie się interesów francuskich z linią polityczną Sobieskiego. Ten bez oporów pozwolił sejmowi zakazać wszelkich form pomocy dla Węgrów, ku zadowoleniu posła cesarskiego, jako dodatkową rękojmie traktatu kończącego konflikt między oboma państwami. Sejm zabronił werbunków do armii powstańczej, nakazał ścigać osoby tym się zajmujące i wyznaczył hetmanom jurysdykcje wojskową nad ludźmi łamiącymi poselskie postanowienie, na równi Polaków, jak i cudzoziemców. Oczywiście od woli monarchy zależała gorliwość w respektowaniu tego prawa, ale jak się miało okazać wraz z kolejnymi miesiącami Sobieski coraz energiczniej występował przeciw francuskim zabiegom polegającym na wspieraniu z ziem RON antyaustriackiej rebelii na Węgrzech, chociaż w pierwszym okresie w zależności od </text:span></text:span><text:span text:style-name="Domyślna_20_czcionka_20_akapitu"><text:span text:style-name="T2">szerszych okoliczności zachowywał się chwiejnie i kunktatorsko.</text:span></text:span></text:p>
      <text:p text:style-name="P1"><text:span text:style-name="Domyślna_20_czcionka_20_akapitu"><text:span text:style-name="T2">Po rozejściu się izb, szlachta zebrała się na sejmikach relacyjnych, jakie miały miejsce w okresie 5 czerwca – 25 czerwca. <text:s/>Nie odnotowano na ich poważniejszych wystąpień, na Litwie z zadowoleniem przyjmowano upadek Sapiehów, w koronie rozstrzygniecie kwestii buław wielkiej i koronnej, chociaż dla szlachty wielkopolskiej i łęczyckiej upatrującej w urzędzie hetmańskim przeciwwagę dla króla, kształt obranego modelu budził wątpliwości, tym uzasadnione, iż pozycja Jana III na tle jego elekcyjnych poprzedników uległa przecież zauważalnemu wzmocnieniu. Jednak incydentalność tych uwag w skali kraju sprowadziła całą </text:span></text:span><text:soft-page-break/><text:span text:style-name="Domyślna_20_czcionka_20_akapitu"><text:span text:style-name="T2">dyskusję do wysunięcia przez swych posłów na sejmie, przez szlachtę wielkopolską – nielimitowanego mianowania na urząd hetmański w przypadku wojny, a przez łęczycką – uzyskania zgody sejmu na zmianę na urzędzie Hetmana Wielkiego, co jego kadencyjność wyznaczały by następujące po sobie sejmy zwyczajne. <text:s/></text:span></text:span></text:p>
      <text:p text:style-name="P1"><text:span text:style-name="Domyślna_20_czcionka_20_akapitu"><text:span text:style-name="T2">Królewski pobyt w Gdańsku w 1677r. </text:span></text:span></text:p>
      <text:p text:style-name="P1"><text:span text:style-name="Domyślna_20_czcionka_20_akapitu"><text:span text:style-name="T2">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span></text:span></text:p>
      <text:p text:style-name="P1"><text:span text:style-name="Domyślna_20_czcionka_20_akapitu"><text:span text:style-name="T2">Ta wizyta miała wypaść bardzo okazale, najbardziej okazale i uroczyście ze </text:span></text:span><text:span text:style-name="Domyślna_20_czcionka_20_akapitu"><text:span text:style-name="T2">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text:span></text:span><text:soft-page-break/><text:span text:style-name="Domyślna_20_czcionka_20_akapitu"><text:span text:style-name="T2">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text:span></text:span><text:span text:style-name="Domyślna_20_czcionka_20_akapitu"><text:span text:style-name="T2">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text:span></text:span><text:span text:style-name="Domyślna_20_czcionka_20_akapitu"><text:span text:style-name="T2">wykorzystać ten moment i wywrzeć na nią naciski w własnym interesie. Izolowany <text:s/></text:span></text:span><text:span text:style-name="Domyślna_20_czcionka_20_akapitu"><text:span text:style-name="T2">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 Henryka Alberta de la Grange d'Arquien (1613-1707), hulace i utracjuszowi mającego nie najlepszą opinię. W takiej atmosferze, szybko pobyt królowej w Gniewie stał się zarzewiem intryg rodzinnych i miejsce omawiania planów oraz spraw rodu d'Arquien. </text:span></text:span></text:p>
      <text:p text:style-name="P1"><text:span text:style-name="Domyślna_20_czcionka_20_akapitu"><text:span text:style-name="T2">Sobieski przez Kowno i Tylżę, gdzie zatrzymał się na dłużej w dniach 7-14 czerwca </text:span></text:span><text:soft-page-break/><text:span text:style-name="Domyślna_20_czcionka_20_akapitu"><text:span text:style-name="T2">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text:span></text:span><text:span text:style-name="Domyślna_20_czcionka_20_akapitu"><text:span text:style-name="T2">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text:span></text:span><text:span text:style-name="Domyślna_20_czcionka_20_akapitu"><text:span text:style-name="T2">zapowiadał się zasobnie i pomyślnie. Do Gniewu przybywali też senatorowie i </text:span></text:span><text:span text:style-name="Domyślna_20_czcionka_20_akapitu"><text:span text:style-name="T2">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text:span></text:span><text:soft-page-break/><text:span text:style-name="Domyślna_20_czcionka_20_akapitu"><text:span text:style-name="T2">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text:span></text:span><text:span text:style-name="Domyślna_20_czcionka_20_akapitu"><text:span text:style-name="T2">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text:span></text:span><text:span text:style-name="Domyślna_20_czcionka_20_akapitu"><text:span text:style-name="T2">wrzasku piszczałek, trąb i bębnów król Jan III Sobieski wjeżdżał do Gdańska. Na </text:span></text:span><text:span text:style-name="Domyślna_20_czcionka_20_akapitu"><text:span text:style-name="T2">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text:span></text:span><text:soft-page-break/><text:span text:style-name="Domyślna_20_czcionka_20_akapitu"><text:span text:style-name="T2">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text:span></text:span><text:span text:style-name="Domyślna_20_czcionka_20_akapitu"><text:span text:style-name="T2">formy. Na przykład na ulicy Długiej, mniej więcej w jej połowie, ustawiono dwie piramidy tryumfalne. Sobieski co prawda Egiptu nie zdobył, ale zwycięstwo nad Turcją zasługiwało na naprawdę wielki pomnik. </text:span></text:span></text:p>
      <text:p text:style-name="P1"><text:span text:style-name="Domyślna_20_czcionka_20_akapitu"><text:span text:style-name="T2">Na piramidach zaczepiono broń, wieńce z wawrzynu, niezliczone emblematy i napisy po łacinie sławiące zwycięzcę spod Chocimia. Dodatkową atrakcją byli muzykanci, którzy podczas przejazdu pary królewskiej po dwadzieścia razy śpiewali: Vive rex Joannes! Salus nostra vive rex auguste! Triumphator pacifice!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text:span></text:span><text:span text:style-name="Domyślna_20_czcionka_20_akapitu"><text:span text:style-name="T2">stronnictwami mieszczan, pod egidą Jana III, który wymógł określone ustępstwa i </text:span></text:span><text:span text:style-name="Domyślna_20_czcionka_20_akapitu"><text:span text:style-name="T2">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Rozmowa ważna między </text:span></text:span><text:soft-page-break/><text:span text:style-name="Domyślna_20_czcionka_20_akapitu"><text:span text:style-name="T2">szlachcicem polskim a kupcem gdańskim" 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text:span></text:span><text:span text:style-name="Domyślna_20_czcionka_20_akapitu"><text:span text:style-name="T2">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span></text:p>
      <text:p text:style-name="P4">Uzgodniono w sprawie ustroju miasta, iż trzeci ordynek ulegnie wyraźnemu wzmocnieniu. Dekret z 20 grudnia 1677roku przewidywał, iż trzeci ordynek, tzw. 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miasta. W tym celu miano mianować, z każdego kwartału jednego komisarza, na 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text:soft-page-break/>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p>
      <text:p text:style-name="P4">Dodatkowo przyznano 1/4 miejsc w Radzie i Ławie kupcom, którzy wysuwali przez 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gdańscy w dniu 15 stycznia 1678roku.</text:p>
      <text:p text:style-name="P5"><text:span text:style-name="T9">Ponadto Gdańsk, bez zgody króla mógł otrzymywać garnizon nie większy niż 200 ludzi, który mógł działać jedynie w obrębie murów miejskich i obsadzić umocnienia Wisłoujścia. Pełnił on rolę ogólnie rzecz biorąc policyjną i zwykle pod broń w tym charakterze powoływano obywateli miejscach w trybie doraźnym. Jeśli natomiast sytuacja wymagała by interwencji w obrębie gdańskiego patrymonium wówczas asystować jej działaniom miał komisarz królewski. </text:span></text:p>
      <text:p text:style-name="P5"><text:span text:style-name="T9">Niemniej, obok tej formacji policyjnej, <text:s/>miano utworzyć osobny, stały garnizon wojskowy, podlegający dowódcy powołanego przez króla, lecz uzgodnionego z </text:span><text:soft-page-break/><text:span text:style-name="T9">Gdańskiem, w pierwszej kolejności jego obywatela, którego liczebność miano dostosować do niezbędnych potrzeb obronnych i finansowych miasta. Żołnierze mieli stacjonować w arsenale miejskim, który miał powstać na gruncie darowanym przez Gdańsk i nie mieli prawa przebywania w obrębie murów właściwego miasta bez zgody jego władz. Zgodę na to mogła wydać jedynie Rada Miejska. Wojska tego Rada mogła jednak używać do tłumienia zamieszek i w przypadku innych nagłych niebezpieczeństw, po uzyskaniu apropaty miejscowego wojewody. Koszty jego funkcjonowania miał pokrywać skarb gdański i pospolity, ale na początku istnienai garnizonu koszty z nim związane spadły w większości na miasto, zatem nie osiągnął on planowanej liczebności. Gdańsk łożył na niego ok. 50 000 złotych <text:s/>rocznie. Arsenał morski i jego garnizon stał się również zaczątkiem ksztatujacej się stałej floty, zapleczem dla jej formowania. W jego pobliżu miano przygotować nabrzeża i warsztaty okrętowe. Mówiono o potrzebie własnej marynarki w kontekście zakazu, dotyczącego szukania opieki zbrojnej flot obcych państw bez zgody królewskiej. Król zobowiązał się, iż w przypadku powołania floty Gdańszczanie będą mieli prawo w pierwszej kolejności korzystać z jej eskorty, wysuwać swoich komisarzy do 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text:span><text:span text:style-name="T10">W kwestiach militarnych uzgodniono ponadto, iż Gdańska poza formacjami policyjnymi, oraz stałym garnizonem wojskowym wystawi również kontyngent dla armii koronnej i będzie go otrzymywać. Podatki ustanowione przez sejm na ten cel miał zbierać oraz administrować nimi we własnym zakresie, w zamian miano znieść dotychczasową formę świadczenia pospolitego ruszenia obowiązującego przez miasto, poza służbą na murach miejskich podczas </text:span><text:soft-page-break/><text:span text:style-name="T10">bezpośredniego oblężenia na wezwanie Rady Miejskiej.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Formacja ta miała być używana jedynie do obrony fortyfikacji miejskich</text:span></text:p>
      <text:p text:style-name="P5"><text:soft-page-break/><text:span text:style-name="T10">Po utworzeniu jednak marynarki wojennej pieniądze przeznaczane na garnizon stały i regiment pieszy w dużej mierze zostały przeznaczone dla niej. Żołnierze regimentu pieszego uzupełniali załogi okrętów, oraz byli przydzielani do służby kolonialnej, nie osiągnął on zatem nigdy przewidywalnej liczebności. </text:span></text:p>
      <text:p text:style-name="P5"><text:span text:style-name="T10">Ze względu na zasoby miasta miało ono, na wypadek wojny i w razie nagłej potrzeby RON wypłacić na jej rzecz bezzwłocznie i bezpowrotnie (choć dopuszczono możliwość odebrania tych sum przy poborze miejscowych podatków) sumę nie mniejszą niż 300 000zł i kolejne 100 000zł każdego kolejnego roku trwania działań wojennych. </text:span></text:p>
      <text:p text:style-name="P5"><text:span text:style-name="T10">W konsekwencji tych wszystkich zmian, na początku roku 1678 płk Kristian von Schweinitz został wyznaczony na komendanta garnizonu gdańskiego, który liczył wówczas 400 ludzi – obsadził on fortyfikacje miejskie oraz placówki w 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zaadaptować rejon umocnień fortyfikacji Wisłoujścia – poza właściwymi umocnieniami, na cumowisko i port dla 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a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i miało służyć finansowaniu floty wojennej. Pieniądze, które zebrano przed jej zwerbowaniem posłużyły wsparciu Klamarii i </text:span><text:soft-page-break/><text:span text:style-name="T10">Urzędu Budowlanego Gdańska przy pracach nad poprawą stanu umocnień miasta, na co sejm dał zgodę w roku 1678. Kolejne 60 000 złotych przekazano skarbowi RON w 1679 roku na życzenie królewskie na rzecz szkoły rycerskiej i poprawy stanu umocnień na Podolu.</text:span></text:p>
      <text:p text:style-name="P5"><text:span text:style-name="T10">Po utworzeniu floty zwiększyły się stałe obciążenia finansowe miasta: 150 000 złotych Gdańsk płacił na jej rzecz ( z tym przez pierwsze dwa laty częściowo za pieniądze zebrane a nie wydane wcześniej tytułem podatków uchwalonych przez sejm). Dodatkowo kolejne 50 000 złotych - tak jak wcześniej szło na finansowanie garnizonu, dalsze - ok. 100 000 złotych, a były sumy wahające się w tej wysokości, uzależnione od skuteczności egzekucji podatków wedle założonych i obowiązujących stawek, dalej przekazywano formalnie na skarb wojskowy RON i z tego funduszu utrzymywany był liczący ok. 600 żołnierzy regiment pieszy. O jego użyciu, <text:s/>tak jak to uchwalono w 1678 roku, bezpośrednio w walkach poza Gdańskiem, musiała jednak zdecydować Rada Miejska i zezwolić na objęcie na nim komendy hetmańskiej na wyznaczony okres czasu.</text:span></text:p>
      <text:p text:style-name="P4">W kwestiach celnych uzgodniono, iż powstaną dwie oddzielne komory celne – <text:s/>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text:soft-page-break/>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cła palowego zwolnione były tylko towary przeznaczone na ekwipunek <text:s/>dla wojsk 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p>
      <text:p text:style-name="P4">Dla przeciwdziałaniu przemytowi celnicy królewscy uzyskali możliwość kontrolowania bram miejskich Gdańska w asyście mieszczan oraz otrzymywania 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text:soft-page-break/>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Ograniczono się do lakonicznego zobowiązania, iż władca korzystając z tego 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p>
      <text:p text:style-name="P4">Gdańszczanie zachowali nadal swój monopol do prowadzenia i pośredniczenia wszelkim tranzystancjom handlowym prowadzonych w mieście, poza wspomnianym 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lat każdego nowo wybudowanego okrętu handlowego, zgodzili się i patronował powołaniu giełdy handlowej i dopuszczenia do niej kupców zagranicznych reprezentowanych przez miejscowych pośredników lub wykupujących od miasta odpowiednie zezwolenie (prawo rezydencji) i płacących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text:soft-page-break/>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i żydów, z giełdy, za nadanie obywatelstwa miejskiego. Potem doszły dodatkowe 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p>
      <text:p text:style-name="P4">Sobieski robił pewne zabiegi na rzecz pozyskania gdańskiego kapitału do śmielszych poczynań kolonialnych. Wywołano to pewien pozytywny wydźwięk, mówił o 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p>
      <text:p text:style-name="P4">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p>
      <text:p text:style-name="P3"><text:soft-page-break/>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Królowa ze względu na stan zdrowia i konieczność opieki nad nowo narodzonego 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p>
      <text:p text:style-name="P6"><text:span text:style-name="Domyślna_20_czcionka_20_akapitu"><text:span text:style-name="T6">Wyjazd monarchy z Gdańska przyśpieszyły niepokojące wieści z Stambułu informujące o podejrzanych negocjacjach rosyjsko-tureckich. Sprawy z tym związane stały się najważniejszym przedmiotem obrad rady senatu zaplanowanej na kwiecień 1678roku do Lublina. </text:span></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text:p text:style-name="P6"><text:span text:style-name="Domyślna_20_czcionka_20_akapitu"><text:span text:style-name="T7"/></text:span></text:p>
      <text:h text:style-name="Heading_20_2" text:outline-level="2"><text:soft-page-break/><text:span text:style-name="Domyślna_20_czcionka_20_akapitu"><text:span text:style-name="T4"/></text:span></text:h>
      <text:h text:style-name="Heading_20_2" text:outline-level="2"><text:span text:style-name="Domyślna_20_czcionka_20_akapitu"><text:span text:style-name="T4">5. Relacje z Moskwą</text:span></text:span></text:h>
      <text:p text:style-name="P1"><text:span text:style-name="Domyślna_20_czcionka_20_akapitu"><text:span text:style-name="T4"/></text:span></text:p>
      <text:p text:style-name="P1"><text:span text:style-name="Domyślna_20_czcionka_20_akapitu"><text:span text:style-name="T2">Ówczesna atmosfera między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text:span></text:span><text:span text:style-name="Domyślna_20_czcionka_20_akapitu"><text:span text:style-name="T2">jednak wojska Grigorija Romodanowskiego (m. 1682) oraz hetmana kozackiego Iwana Samojłowycza (1630 - 1690) pokonały Turków w dniu 7 września w starciu </text:span></text:span><text:soft-page-break/><text:span text:style-name="Domyślna_20_czcionka_20_akapitu"><text:span text:style-name="T2">pod Bużynem. Na linii Warszawa – Moskwa nastąpił poważny kryzys </text:span></text:span><text:span text:style-name="Domyślna_20_czcionka_20_akapitu"><text:span text:style-name="T2">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1"><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text:span></text:span><text:span text:style-name="Domyślna_20_czcionka_20_akapitu"><text:span text:style-name="T2">przyjaźni z jego strony. Instrukcja przewidywała, iż za bieżącym konfliktem stoją polskie intrygi, a skłóciwszy oba kraje Rzeczpospolita ma teraz możliwość czerpania </text:span></text:span><text:soft-page-break/><text:span text:style-name="Domyślna_20_czcionka_20_akapitu"><text:span text:style-name="T2">z ich szkody własnych korzyści. W dalszej jej części znajdowały się ustępy o </text:span></text:span><text:span text:style-name="Domyślna_20_czcionka_20_akapitu"><text:span text:style-name="T2">Ukrainie, nazywanej Małorosją, uzasadniające prawa cara do władania nią. Wzywano w niej do uzyskania od sułtana zapewnienia do pomagania zdradzieckim hetmanom kozackim, którzy zdradziwszy cara udali się pod turecką protekcję. </text:span></text:span></text:p>
      <text:p text:style-name="P1"><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text:span></text:span><text:span text:style-name="Domyślna_20_czcionka_20_akapitu"><text:span text:style-name="T2">najmniej przedłużeniem rozejmu z Polską, która uwolniona od innych zobowiązań mogła wspólnie z Turcją powziąć agresywne plany przeciw niej. Co prawda nad </text:span></text:span><text:soft-page-break/><text:span text:style-name="Domyślna_20_czcionka_20_akapitu"><text:span text:style-name="T2">Bosforem lekceważono rangę otwartej współpracy wraz z RON przeciw Rosji, a w </text:span></text:span><text:span text:style-name="Domyślna_20_czcionka_20_akapitu"><text:span text:style-name="T2">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1"><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1"><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text:span></text:span><text:span text:style-name="Domyślna_20_czcionka_20_akapitu"><text:span text:style-name="T2">ograniczyć się tylko do przedłużenia rozejmu andruszowskiego. W wypadku gdyby i takie rozwiązanie nie zostało zaakceptowane przez stronę polską, to należy dalsze </text:span></text:span><text:soft-page-break/><text:span text:style-name="Domyślna_20_czcionka_20_akapitu"><text:span text:style-name="T2">rokowania odłożyć do kolejnych negocjacji. </text:span></text:span></text:p>
      <text:p text:style-name="P1"><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1"><text:span text:style-name="Domyślna_20_czcionka_20_akapitu"><text:span text:style-name="T2">Po przybyciu do Lublina Czadajew i Ukraincew spotkali się z rezydentem </text:span></text:span><text:span text:style-name="Domyślna_20_czcionka_20_akapitu"><text:span text:style-name="T2">moskiewskim w Polsce Wasylem Tiapkinem, który specjalnie w tym celu przybył z Warszawy. Oskarżał się na fakt odsuwania go od dostępu do dworu, na </text:span></text:span><text:soft-page-break/><text:span text:style-name="Domyślna_20_czcionka_20_akapitu"><text:span text:style-name="T2">nieprzystępność Sobieskiego, na trudności w prowadzeniu prze z niego działań </text:span></text:span><text:span text:style-name="Domyślna_20_czcionka_20_akapitu"><text:span text:style-name="T2">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1"><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1"><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text:span></text:span><text:span text:style-name="Domyślna_20_czcionka_20_akapitu"><text:span text:style-name="T2">przez rosyjskich posłów żądanie pokazania tekstu polsko-tureckiego traktatu rozejmowego zawartego w 1674 roku – w odpowiedzi na polskie wyjaśnienia w tej </text:span></text:span><text:soft-page-break/><text:span text:style-name="Domyślna_20_czcionka_20_akapitu"><text:span text:style-name="T2">sprawie. Kiedy okazano im kopię układu, Rosjanie podważyli jej autentyczność, nie </text:span></text:span><text:span text:style-name="Domyślna_20_czcionka_20_akapitu"><text:span text:style-name="T2">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1"><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1"><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1"><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text:span></text:span><text:span text:style-name="Domyślna_20_czcionka_20_akapitu"><text:span text:style-name="T2">przynieść szkodę królowi i Rzeczypospolitej. Posiedzenie następne, w dniu 14 kwietnia, rozpoczęło się od sporów na temat zbliżającej się w komisji polsko-</text:span></text:span><text:soft-page-break/><text:span text:style-name="Domyślna_20_czcionka_20_akapitu"><text:span text:style-name="T2">rosyjskiej, która ma ustalić warunki pokoju „wiecznego" między Rzecząpospolitą i </text:span></text:span><text:span text:style-name="Domyślna_20_czcionka_20_akapitu"><text:span text:style-name="T2">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1"><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text:span></text:span><text:span text:style-name="Domyślna_20_czcionka_20_akapitu"><text:span text:style-name="T2">Miał to uzasadnić koniecznością istnienia trwałego pokoju między oboma państwami, które są wystawione na agresje wspólnych wrogów, Turcję stawiano tutaj </text:span></text:span><text:soft-page-break/><text:span text:style-name="Domyślna_20_czcionka_20_akapitu"><text:span text:style-name="T2">oczywiście na pierwszym miejscu. Z Wilna poselstwo liczące około 300 ludzi udało </text:span></text:span><text:span text:style-name="Domyślna_20_czcionka_20_akapitu"><text:span text:style-name="T2">się na Nieśwież, Mińsk, Borysów i Kadzyń ku granicy moskiewskiej.</text:span></text:span></text:p>
      <text:p text:style-name="P1"><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1"><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1"><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1"><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text:span></text:span><text:span text:style-name="Domyślna_20_czcionka_20_akapitu"><text:span text:style-name="T2">spotkanie posłów obu stron po uprzednim sprawdzeniu pełnomocnictw odbyło się 16 lipca. Spotkanie polegało na wyrażaniu obustronnych zali, pretensji i oskarżeń. W </text:span></text:span><text:soft-page-break/><text:span text:style-name="Domyślna_20_czcionka_20_akapitu"><text:span text:style-name="T2">dwa dni później na prośbę negocjatorów moskiewskich Polacy złożyli specjalny </text:span></text:span><text:span text:style-name="Domyślna_20_czcionka_20_akapitu"><text:span text:style-name="T2">memoriał zawierający rejestr wszystkich dezyderatów ze strony Rzeczypospolitej.</text:span></text:span></text:p>
      <text:p text:style-name="P1"><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1"><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1"><text:span text:style-name="Domyślna_20_czcionka_20_akapitu"><text:span text:style-name="T2">Na kolejnym spotkaniu w dniu 18 lipca storna polska zaproponowała, iż jest skłonna </text:span></text:span><text:span text:style-name="Domyślna_20_czcionka_20_akapitu"><text:span text:style-name="T2">przejść nad drugorzędnymi kwestiami spornymi do porozumienia, gdyby Rosjanie udzielili polskiemu władzy pomocy w postaci odszkodowania, w formie </text:span></text:span><text:soft-page-break/><text:span text:style-name="Domyślna_20_czcionka_20_akapitu"><text:span text:style-name="T2">najdogodniejszej, czyli pieniężnej. </text:span></text:span></text:p>
      <text:p text:style-name="P1"><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1"><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1"><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1"><text:span text:style-name="Domyślna_20_czcionka_20_akapitu"><text:span text:style-name="T2">W dniu 10 września Polacy zaproponowali nowe warunki porozumienia. Car zaprzysiąc miał zaprzysiąc traktat andruszowski we wszystkich jego punktach, </text:span></text:span><text:span text:style-name="Domyślna_20_czcionka_20_akapitu"><text:span text:style-name="T2">naznaczyć czas i miejsce komisji polsko-moskiewskiej, zawrzeć w przyszłości z Polską sojusz obronny, w ciągu nowego <text:s/>zawieszenia broni zwrócić Rzeczypospolitej </text:span></text:span><text:soft-page-break/><text:span text:style-name="Domyślna_20_czcionka_20_akapitu"><text:span text:style-name="T2">znaczną część ziem zabranych i wreszcie wypłacić jej 2 mln złotych. W zamian </text:span></text:span><text:span text:style-name="Domyślna_20_czcionka_20_akapitu"><text:span text:style-name="T2">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1"><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1"><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1"><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text:span></text:span><text:span text:style-name="Domyślna_20_czcionka_20_akapitu"><text:span text:style-name="T2">enumeratywnie wymienionych przedmiotów, które zagrabili. Polacy zapewnili kupcom rosyjskim wolność handlu, pod warunkiem opłacania przez nich podatków </text:span></text:span><text:soft-page-break/><text:span text:style-name="Domyślna_20_czcionka_20_akapitu"><text:span text:style-name="T2">wg obowiązujących w RON taryf i wykupienia u wyznaczonych starostów </text:span></text:span><text:span text:style-name="Domyślna_20_czcionka_20_akapitu"><text:span text:style-name="T2">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1"><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1"><text:span text:style-name="Domyślna_20_czcionka_20_akapitu"><text:span text:style-name="T2">Strona rosyjska miała wysłać swych przedstawicieli do Polski, aby traktat został </text:span></text:span><text:span text:style-name="Domyślna_20_czcionka_20_akapitu"><text:span text:style-name="T2">także zaprzysiężony przez Jana III. Misja ta uległa poważnej zwłoce, z przyczyn wewnętrznych w Rosji, a także z powodu negocjacji z Turcją, dyskusją nad </text:span></text:span><text:soft-page-break/><text:span text:style-name="Domyślna_20_czcionka_20_akapitu"><text:span text:style-name="T2">propozycjami wysuwanymi np. z kręgów watykańskich budowy ligi świętej przeciw </text:span></text:span><text:span text:style-name="Domyślna_20_czcionka_20_akapitu"><text:span text:style-name="T2">Osmanom, czy też oczekiwaniu na sejm w Polsce, przed jakim misja dyplomacji carskiej mogła mieć większe możliwości działania. Kolejne poselstwa rosyjskie miały się pojawić w latach 1679 oraz w 1681. </text:span></text:span></text:p>
      <text:p text:style-name="P1"><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pan text:style-name="Domyślna_20_czcionka_20_akapitu"><text:span text:style-name="T4">6. Partie i stronnictwa</text:span></text:span></text:h>
      <text:p text:style-name="P1"><text:span text:style-name="Domyślna_20_czcionka_20_akapitu"><text:span text:style-name="T4"/></text:span></text:p>
      <text:p text:style-name="P1"><text:span text:style-name="Domyślna_20_czcionka_20_akapitu"><text:span text:style-name="T2">Rada senacka jaka zjechała do Lublina w dniach 4 kwietnia – 23 kwietnia 1678roku, </text:span></text:span><text:soft-page-break/><text:span text:style-name="Domyślna_20_czcionka_20_akapitu"><text:span text:style-name="T2">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text:span></text:span><text:span text:style-name="Domyślna_20_czcionka_20_akapitu"><text:span text:style-name="T2">powstrzymać, a potem wpływów francuskich odbudować niezależnie od dworu. </text:span></text:span><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text:span></text:span><text:soft-page-break/><text:span text:style-name="Domyślna_20_czcionka_20_akapitu"><text:span text:style-name="T2">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text:span></text:span><text:span text:style-name="Domyślna_20_czcionka_20_akapitu"><text:span text:style-name="T2">republikańskich, ich reformowanie traktowano, jako wstęp do ich marginalizacji i </text:span></text:span><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text:span></text:span><text:soft-page-break/><text:span text:style-name="Domyślna_20_czcionka_20_akapitu"><text:span text:style-name="T2">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text:span></text:span><text:span text:style-name="Domyślna_20_czcionka_20_akapitu"><text:span text:style-name="T2">poszczególnym zdarzeń zmieniał się wielokrotnie i znamiennie, ale można tutaj </text:span></text:span><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text:span></text:span><text:soft-page-break/><text:span text:style-name="Domyślna_20_czcionka_20_akapitu"><text:span text:style-name="T2">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text:span></text:span><text:span text:style-name="Domyślna_20_czcionka_20_akapitu"><text:span text:style-name="T2">których cześć miała zrobić w późniejszym okresie wielkie kariery i dorobić się </text:span></text:span><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ext:span></text:span><text:soft-page-break/><text:span text:style-name="Domyślna_20_czcionka_20_akapitu"><text:span text:style-name="T2">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1"><text:span text:style-name="Domyślna_20_czcionka_20_akapitu"><text:span text:style-name="T2"><text:s/>iż są odpowiedzialni za bezpośrednią ochronę i bezpieczeństwo króla.</text:span></text:span></text:p>
      <text:p text:style-name="P1"><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text:span></text:span><text:span text:style-name="Domyślna_20_czcionka_20_akapitu"><text:span text:style-name="T2">królowi, wiernie służył u jego boku przez wiele lat nim został wynagrodzony </text:span></text:span><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text:span></text:span><text:soft-page-break/><text:span text:style-name="Domyślna_20_czcionka_20_akapitu"><text:span text:style-name="T2">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text:span></text:span><text:span text:style-name="Domyślna_20_czcionka_20_akapitu"><text:span text:style-name="T2">Mikołaj Franciszek Daniłowicz. Franciszek Małachowski wojewoda poznański, </text:span></text:span><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text:span></text:span><text:soft-page-break/><text:span text:style-name="Domyślna_20_czcionka_20_akapitu"><text:span text:style-name="T2">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text:span></text:span><text:span text:style-name="Domyślna_20_czcionka_20_akapitu"><text:span text:style-name="T2">Wojewodowie wołyński Jerzy Jan Wandalin Mniszech karierą i zaszczyty </text:span></text:span><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ext:span></text:span><text:soft-page-break/><text:span text:style-name="Domyślna_20_czcionka_20_akapitu"><text:span text:style-name="T2">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1"><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text:span></text:span><text:span text:style-name="Domyślna_20_czcionka_20_akapitu"><text:span text:style-name="T2">Nie da się go wpisać w jakiś jednoznaczny nurt polityczny, na pewno miał swoje </text:span></text:span><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text:span></text:span><text:soft-page-break/><text:span text:style-name="Domyślna_20_czcionka_20_akapitu"><text:span text:style-name="T2">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1"><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text:span></text:span><text:span text:style-name="Domyślna_20_czcionka_20_akapitu"><text:span text:style-name="T2">uwagę zasługuję jednak, iż najważniejsi w polskim kościele biskupi gnieźnieńscy </text:span></text:span><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text:span></text:span><text:soft-page-break/><text:span text:style-name="Domyślna_20_czcionka_20_akapitu"><text:span text:style-name="T2">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1"><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text:span></text:span><text:span text:style-name="Domyślna_20_czcionka_20_akapitu"><text:span text:style-name="T2">w skutek zabiegów Morsztyna otrzymał województwo malborskie. <text:tab/>Sojusznikiem </text:span></text:span><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text:span></text:span><text:soft-page-break/><text:span text:style-name="Domyślna_20_czcionka_20_akapitu"><text:span text:style-name="T2">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text:span></text:span><text:span text:style-name="Domyślna_20_czcionka_20_akapitu"><text:span text:style-name="T2">bardzo gorliwych stronników Francji przy tym mocno antydworsko </text:span></text:span><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text:span></text:span><text:soft-page-break/><text:span text:style-name="Domyślna_20_czcionka_20_akapitu"><text:span text:style-name="T2">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text:span></text:span><text:span text:style-name="Domyślna_20_czcionka_20_akapitu"><text:span text:style-name="T2">wcześniejsze zapatrywanie skierowane generalnie w kierunku Austrii. W tym okresie, </text:span></text:span><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1"><text:soft-page-break/><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1"><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text:span></text:span><text:span text:style-name="Domyślna_20_czcionka_20_akapitu"><text:span text:style-name="T2">okresie najbardziej sprzyjającym do rozwoju stosunków Warszawy i Wiednia, mocno </text:span></text:span><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text:span></text:span><text:soft-page-break/><text:span text:style-name="Domyślna_20_czcionka_20_akapitu"><text:span text:style-name="T2">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text:span></text:span><text:span text:style-name="Domyślna_20_czcionka_20_akapitu"><text:span text:style-name="T2">Jerzego Albrechta, który stał się osobą najbardziej zaangażowaną w Rzeczpospolitej </text:span></text:span><text:span text:style-name="Domyślna_20_czcionka_20_akapitu"><text:span text:style-name="T2">na rzecz wspólnych jej działań z cesarzem, a po śmierci Jana III uważany był za jednego z głównych przywódców szerokiego frontu przeciw Jakubowi.</text:span></text:span></text:p>
      <text:p text:style-name="P1"><text:span text:style-name="Domyślna_20_czcionka_20_akapitu"><text:span text:style-name="T2">Ostatnią grupą, co sygnalizowałem wcześniej stanowili ogólnie rzec biorąc politycy, </text:span></text:span><text:soft-page-break/><text:span text:style-name="Domyślna_20_czcionka_20_akapitu"><text:span text:style-name="T2">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text:span></text:span><text:span text:style-name="Domyślna_20_czcionka_20_akapitu"><text:span text:style-name="T2">królewskiego. Za reprezentanta partii magnackiej uchodzili też dwa kolejni </text:span></text:span><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text:span></text:span><text:soft-page-break/><text:span text:style-name="Domyślna_20_czcionka_20_akapitu"><text:span text:style-name="T2">Potockich, Lubomirskich i Jabłonowskich na króla.</text:span></text:span></text:p>
      <text:p text:style-name="P1"><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1"><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pan text:style-name="Domyślna_20_czcionka_20_akapitu"><text:span text:style-name="T4">7. Sejm roku 1678. Dylematy króla Jana III.</text:span></text:span></text:h>
      <text:p text:style-name="P1"><text:span text:style-name="Domyślna_20_czcionka_20_akapitu"><text:span text:style-name="T2"><text:s/><text:line-break/>Następny sejm zebrał się pomiędzy 10 grudnia 1678 a 30 stycznia 1679 roku w </text:span></text:span><text:soft-page-break/><text:span text:style-name="Domyślna_20_czcionka_20_akapitu"><text:span text:style-name="T2">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w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sam latem 1678roku pilnował budowy umocnień i arsenału we </text:span></text:span><text:span text:style-name="Domyślna_20_czcionka_20_akapitu"><text:span text:style-name="T2">Lwowie. Skupił się też na zakupie i rozbudowie Wilamowa, początkowo skromnego </text:span></text:span><text:span text:style-name="Domyślna_20_czcionka_20_akapitu"><text:span text:style-name="T2">dworu a następnie okazałej letniej rezydencji pod okiem Augustyna Lucciego (1640-1732). Posiadłość tą, znaną wówczas jako Milanów, w jego imieniu nabył w dniu 23 kwietnia 1677roku jego zaufany przyjaciel Marek Matczyński za kwotę 43 000zł od </text:span></text:span><text:soft-page-break/><text:span text:style-name="Domyślna_20_czcionka_20_akapitu"><text:span text:style-name="T2">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1"><text:span text:style-name="Domyślna_20_czcionka_20_akapitu"><text:span text:style-name="T2">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1"><text:span text:style-name="Domyślna_20_czcionka_20_akapitu"><text:span text:style-name="T2">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ext:span></text:span><text:span text:style-name="Domyślna_20_czcionka_20_akapitu"><text:span text:style-name="T2">towarzyszy wojennych zmagań opustoszały, podstarzali weterani udają się do cywila </text:span></text:span><text:span text:style-name="Domyślna_20_czcionka_20_akapitu"><text:span text:style-name="T2">gospodarując na własnych lub dzierżawionych posiadłościach, w ich miejsca wchodzi już nowa generacja żołnierzy, jakich wielu zdołało się już odznaczyć w niedawno zakończonych wojnach.</text:span></text:span></text:p>
      <text:p text:style-name="P1"><text:soft-page-break/><text:span text:style-name="Domyślna_20_czcionka_20_akapitu"><text:span text:style-name="T2">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span></text:p>
      <text:p text:style-name="P1"><text:span text:style-name="Domyślna_20_czcionka_20_akapitu"><text:span text:style-name="T2">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 aby pojawić się w późniejszym terminie i uzyskać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zwiększenie obciążeń </text:span></text:span><text:span text:style-name="Domyślna_20_czcionka_20_akapitu"><text:span text:style-name="T2">podatkowych i zmożeniu dyscypliny fiskalnej. Skupiono się na jednej, dominującej i </text:span></text:span><text:span text:style-name="Domyślna_20_czcionka_20_akapitu"><text:span text:style-name="T2">ważnej kwestii, która wzbudziła emocję, to jest omówiono i zaakceptowano pokój z Turcją, przy niemej aprobacie i w ponurym nastoju. Misja nad Bosforem okazała się daremna, a kolejne groźby tureckie niepokojące. Zawiedzeni posłowie z ziem pod </text:span></text:span><text:soft-page-break/><text:span text:style-name="Domyślna_20_czcionka_20_akapitu"><text:span text:style-name="T2">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1"><text:span text:style-name="Domyślna_20_czcionka_20_akapitu"><text:span text:style-name="T2">Odezwa królewska zyskała pewien pozytywny rezonans ze strony uczestników sejmu. Wśród głosów stawiającym tą sprawę w porządku obrad, pojawiła się na razie nieśmiało kreślona idea Ligi Świętej przeciwko Turcji, propozycja poufna wpisana in archiwum, która została zaprezentowana przez Jana Małachowskiego, biskupa chełmińskiego, w czym słusznie jednak domyślano się królewskiej inspiracji i wstęp do rozmów z cesarstwem na temat sojuszu. Reakcją na tą mowę wygłoszoną 20 grudnia 1678roku były sygnały z kręgów ambasady francuskiej, iż dojdzie do </text:span></text:span><text:span text:style-name="Domyślna_20_czcionka_20_akapitu"><text:span text:style-name="T2">zerwania sejmu w przypadku jego decyzji o szukaniu sojuszu zaczepnego i </text:span></text:span><text:span text:style-name="Domyślna_20_czcionka_20_akapitu"><text:span text:style-name="T2">odpornego z Wiedniem. Nie doszło do tego, ale w udzielającej się wszystkim atmosfery obaw wobec komentarzy definiującym polityczne efekty pokoju Gnińskiego, senatorowie w dniu 17 stycznia zaproponowali – propozycja ta wyszła </text:span></text:span><text:soft-page-break/><text:span text:style-name="Domyślna_20_czcionka_20_akapitu"><text:span text:style-name="T2">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1"><text:span text:style-name="Domyślna_20_czcionka_20_akapitu"><text:span text:style-name="T2">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monarchą, którego otoczenie zdawało sobie doskonale sprawę, jak dla jego <text:s/>dotychczasowego znaczenia ważne jest utrzymywanie rozbudowanych sił zbrojnych. </text:span></text:span><text:span text:style-name="Domyślna_20_czcionka_20_akapitu"><text:span text:style-name="T2">Brak w tym względzie uchwał w mocy obowiązującego prawa zachowywał zatem </text:span></text:span><text:span text:style-name="Domyślna_20_czcionka_20_akapitu"><text:span text:style-name="T2">armię w jej dotychczasowej formie i liczebności. Powszechnie kontentowało się jako wystarczającym fiaskiem rozbudowy wojska, o czym mowa tronowa mówiła i utrzymania wszelkich obciążeń z nim związanych na dotychczasowym poziomie.</text:span></text:span></text:p>
      <text:p text:style-name="P1"><text:soft-page-break/><text:span text:style-name="Domyślna_20_czcionka_20_akapitu"><text:span text:style-name="T2">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również na dziedziczenie do niej praw także w linii żeńskiej. Król zawiódł się na <text:s/>pomocy Kawalerów Maltańskich planach budowy antytureckiego sojuszu (wymiana </text:span></text:span><text:span text:style-name="Domyślna_20_czcionka_20_akapitu"><text:span text:style-name="T2">listów między stronami nie dała żadnych nadziei, była jedynie pustą kurtuazją), aby </text:span></text:span><text:span text:style-name="Domyślna_20_czcionka_20_akapitu"><text:span text:style-name="T2">wspierać ich sprawę, a nikt w kraju nie był zainteresowany – może poza Hieronimem Lubomirskim, żeby te rozległe dobra oddać w obce ręce. Skończyło się zatem na powołanej <text:s/>fundacji z majątku ordynacji na rzecz zakonu maltańskiego w postaci </text:span></text:span><text:soft-page-break/><text:span text:style-name="Domyślna_20_czcionka_20_akapitu"><text:span text:style-name="T2">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1"><text:span text:style-name="Domyślna_20_czcionka_20_akapitu"><text:span text:style-name="T2">Sama ordynacja otrzymała zupełnie obowiązki militarne i skarbowe. Sprawą tą zajęto się gruntownie i konkretnie. Poza utrzymaniem stałej załogi na Dubnie w liczbie co </text:span></text:span><text:span text:style-name="Domyślna_20_czcionka_20_akapitu"><text:span text:style-name="T2">najmniej 300 żołnierzy, miała wystawić chorągiew husarską 100 konną i drugą </text:span></text:span><text:span text:style-name="Domyślna_20_czcionka_20_akapitu"><text:span text:style-name="T2">podobną liczebnie na czas wojny, oraz 300 osobowy regiment piechoty. W czasie wojny regiment pieszy miał zostać rozbudowany do 1000 ludzi, do tego miało dojść 200 dragonów i cztery 120 konne chorągwie kozackie. Wojsko to w czasie pokoju </text:span></text:span><text:soft-page-break/><text:span text:style-name="Domyślna_20_czcionka_20_akapitu"><text:span text:style-name="T2">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miał obowiązek pociągnięcia ordynata pod sąd sejmowy, a następnie wg wyroku wyegzekwować go za pomocą wojska. <text:s/></text:span></text:span></text:p>
      <text:p text:style-name="P1"><text:span text:style-name="Domyślna_20_czcionka_20_akapitu"><text:span text:style-name="T2">Szlachta zaakceptowała królewskie układy z Gdańskiem. Było to podyktowane </text:span></text:span><text:span text:style-name="Domyślna_20_czcionka_20_akapitu"><text:span text:style-name="T2">przekonaniem, iż dzięki nim zmalała samodzielność miasta, a wzrosła rola w finansowaniu potrzeb Rzeczpospolitej i zmuszono mieszczan do prowadzenia polityki handlowej bardziej uwzględniającej interes szlachty. Mniejsze zrozumienia </text:span></text:span><text:soft-page-break/><text:span text:style-name="Domyślna_20_czcionka_20_akapitu"><text:span text:style-name="T2">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O porządkach morskich jak i sprawach do nich przynależnych między Rzeczpospolitą a Królewskim Miastem Gdańsk, to jest o ordynacji obrony na morzu." 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1"><text:span text:style-name="Domyślna_20_czcionka_20_akapitu"><text:span text:style-name="T2">Na sejmie doszło to akceptacji układów z księciem kurlandzkim Jakubem Ketllerem ostatecznie uznających jego prawa do awulsów w Ziemi Pityńskiej, co było wcześniej przedmiotem wątpliwości wysuniętych przez sejm. Zdecydowane poparcie udzielone prawom księcia kurlandzkiego <text:s/>przez Jana III przypieczętowało ich </text:span></text:span><text:span text:style-name="Domyślna_20_czcionka_20_akapitu"><text:span text:style-name="T2">wspólne plany handlowe oraz kolonizacyjne.</text:span></text:span></text:p>
      <text:p text:style-name="P1"><text:span text:style-name="Domyślna_20_czcionka_20_akapitu"><text:span text:style-name="T2">Sejm zaakceptował też, przywołując jednocześnie przywilej królewski dotyczący obsadzania stolic biskupich i mianowania duchownych senatorów, iż w przypadku nie obsadzenia diecezji, dochody z nich płynące, nie obciążane innymi zapisami, </text:span></text:span><text:soft-page-break/><text:span text:style-name="Domyślna_20_czcionka_20_akapitu"><text:span text:style-name="T2">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 całe 100 000 złotych.</text:span></text:span></text:p>
      <text:p text:style-name="P1"><text:span text:style-name="Domyślna_20_czcionka_20_akapitu"><text:span text:style-name="T2">W tle sejmu toczyła się kompromitująca w wielu oczach monarchę sprawa niejakiego 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1"><text:span text:style-name="Domyślna_20_czcionka_20_akapitu"><text:span text:style-name="T2">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Ludwik był skłonny na to się zgodzić, jako wiele niekosztujący, ale mocny argument utrzymujący Jana III w jego obozie politycznym, ale jakież było jego zdumienie, gdy </text:span></text:span><text:span text:style-name="Domyślna_20_czcionka_20_akapitu"><text:span text:style-name="T2">się dowiedział niebawem, że osobą za jaką stoi protekcja króla polskiego jest — </text:span></text:span><text:span text:style-name="Domyślna_20_czcionka_20_akapitu"><text:span text:style-name="T2">podrzędny urzędniczyna w kancelarii królowej Francji o nazwisku <text:s/>Brisacier. Równocześnie w tym czasie, na początku 1677 roku mnich-karmelita, nowy sekretny wysłannik z Polski, przedstawił Ludwikowi własnoręczny list Sobieskiego, w którym </text:span></text:span><text:soft-page-break/><text:span text:style-name="Domyślna_20_czcionka_20_akapitu"><text:span text:style-name="T2">ten stwierdza, że pan Brisacier jest potomkiem starożytnego rodu w Polsce, spokrewnionego z jego domem, i że on, król polski, równocześnie nadaje matce jego, pani Brisacier, tytuł „pierwszej damy polskiej ze złotym kluczem”</text:span></text:span></text:p>
      <text:p text:style-name="P1"><text:span text:style-name="Domyślna_20_czcionka_20_akapitu"><text:span text:style-name="T2">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mięǳy innymi krewnym Sobieskich i w związku z tym prosi go o protekcje w załatwieniu swych spraw. Tłumaczył, że przodek jego opuścił Polskę udając się z Henrykiem Walezym do Francji, gǳie roǳina jego podupadła, a pierwotne nazwisko „Bryzacierski” zniekształciło się.</text:span></text:span></text:p>
      <text:p text:style-name="P1"><text:span text:style-name="Domyślna_20_czcionka_20_akapitu"><text:span text:style-name="T2">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wtrącono do Bastylii wiosną 1677roku, to przed końcem roku zostali oni zwolnieni bez wymierzenia im jakieś dotkliwszej kary.</text:span></text:span></text:p>
      <text:p text:style-name="P1"><text:span text:style-name="Domyślna_20_czcionka_20_akapitu"><text:span text:style-name="T2">Francuskie dochodzenie stwierdziło, iż podpis królowej był fałszywy, ale </text:span></text:span><text:span text:style-name="Domyślna_20_czcionka_20_akapitu"><text:span text:style-name="T2">jednocześnie brylanty przy portrecie były prawdziwe a pół miliona liwrów deponowane na zakup dóbr też było prawdziwe. Pan Brisacier, znalazłszy się na wolności, wciąż miał dużo pieniędzy i wraz ze swoimi towarzyszami nie wyrażali </text:span></text:span><text:soft-page-break/><text:span text:style-name="Domyślna_20_czcionka_20_akapitu"><text:span text:style-name="T2">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span></text:span></text:p>
      <text:p text:style-name="P1"><text:span text:style-name="Domyślna_20_czcionka_20_akapitu"><text:span text:style-name="T2">W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wyczerpany, choć już schyłkowy był reformatorski zapał szlachty. Zrodzony na polu elekcji w roku 1674, ocucił ją z letargu a impulsywna natura szlacheckiej </text:span></text:span><text:span text:style-name="Domyślna_20_czcionka_20_akapitu"><text:span text:style-name="T2">umysłowości przez kila kolejnych lat angażowała się w padające od trony propozycje </text:span></text:span><text:span text:style-name="Domyślna_20_czcionka_20_akapitu"><text:span text:style-name="T2">zmian w państwie.</text:span></text:span></text:p>
      <text:p text:style-name="P1"><text:span text:style-name="Domyślna_20_czcionka_20_akapitu"><text:span text:style-name="T2"/></text:span></text:p>
      <text:p text:style-name="P1"><text:span text:style-name="Domyślna_20_czcionka_20_akapitu"><text:span text:style-name="T4"/></text:span></text:p>
      <text:p text:style-name="P1"><text:soft-page-break/><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pan text:style-name="Domyślna_20_czcionka_20_akapitu"><text:span text:style-name="T4">8. Młody Król – dzieciństwo Jakuba. Młodsi synowie królewscy.</text:span></text:span></text:h>
      <text:p text:style-name="P1"><text:span text:style-name="Domyślna_20_czcionka_20_akapitu"><text:span text:style-name="T4"/></text:span></text:p>
      <text:p text:style-name="P1"><text:span text:style-name="Domyślna_20_czcionka_20_akapitu"><text:span text:style-name="T2">W cieniu polityki ojcowskiej dorastał młody Jakub, pierwszy od stuleci polski </text:span></text:span><text:soft-page-break/><text:span text:style-name="Domyślna_20_czcionka_20_akapitu"><text:span text:style-name="T2">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1"><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text:span></text:span><text:span text:style-name="Domyślna_20_czcionka_20_akapitu"><text:span text:style-name="T2">realnym. Właśnie ok. roku 1677/78, po zakończeniu „heroicznej” epoki panowania </text:span></text:span><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text:span></text:span><text:soft-page-break/><text:span text:style-name="Domyślna_20_czcionka_20_akapitu"><text:span text:style-name="T2">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1"><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1"><text:span text:style-name="Domyślna_20_czcionka_20_akapitu"><text:span text:style-name="T2">Wiele miejsca w jego metodzie edukacji królewicza Jakuba zajęło wychowanie go w duchu odpowiednio dobranej postawy filozoficznej. Według niej budowano program </text:span></text:span><text:span text:style-name="Domyślna_20_czcionka_20_akapitu"><text:span text:style-name="T2">edukacji. Przygotowana instrukcja zalecała stoicyzm, jako najodpowiedniejszy, bo </text:span></text:span><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text:span></text:span><text:soft-page-break/><text:span text:style-name="Domyślna_20_czcionka_20_akapitu"><text:span text:style-name="T2">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text:span></text:span><text:span text:style-name="Domyślna_20_czcionka_20_akapitu"><text:span text:style-name="T2">zatem wątki związane ze sprawami obronności, zachwalające czyn zbrojne i osobiste </text:span></text:span><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text:span></text:span><text:soft-page-break/><text:span text:style-name="Domyślna_20_czcionka_20_akapitu"><text:span text:style-name="T2">na polu bitewnym, więc w tym kierunku – z mało obiecującymi zresztą skutkami starał się prowadzić jego edukację, a w przypadku Konstantego, przy najmniej w pieszym okresie, na przygotowaniu go do najwyższych godności duchownych.</text:span></text:span></text:p>
      <text:p text:style-name="P1"><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text:span></text:span><text:span text:style-name="Domyślna_20_czcionka_20_akapitu"><text:span text:style-name="T2">większości przypadków, po latach ich związki z Jakubem I istniały nadal, choć różny </text:span></text:span><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text:span></text:span><text:soft-page-break/><text:span text:style-name="Domyślna_20_czcionka_20_akapitu"><text:span text:style-name="T2">administracji. Zdaniem nauczyciela, Jakub wykazywał wielkie zainteresowanie przede wszystkim prawem. </text:span></text:span></text:p>
      <text:p text:style-name="P1"><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1"><text:span text:style-name="Domyślna_20_czcionka_20_akapitu"><text:span text:style-name="T2">Wrodzone cechy Jakuba miały też niemały wpływ na jej rezultaty. Miał być </text:span></text:span><text:span text:style-name="Domyślna_20_czcionka_20_akapitu"><text:span text:style-name="T2">królewicz z natury być zmienny, kapryśny i emocjonalny, niechętny ludziom obcym, </text:span></text:span><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text:span></text:span><text:soft-page-break/><text:span text:style-name="Domyślna_20_czcionka_20_akapitu"><text:span text:style-name="T2">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1"><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text:span></text:span><text:span text:style-name="Domyślna_20_czcionka_20_akapitu"><text:span text:style-name="T2">wszystkim geografii. Miała to być w dużej mierze nauka praktyczna, osadzona w </text:span></text:span><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text:span></text:span><text:soft-page-break/><text:span text:style-name="Domyślna_20_czcionka_20_akapitu"><text:span text:style-name="T2">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text:span></text:span><text:span text:style-name="Domyślna_20_czcionka_20_akapitu"><text:span text:style-name="T2">samodzielnego myślenia i zdobywania wiedzy, uczyła refleksu i szybkości myślenia. </text:span></text:span><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text:span></text:span><text:soft-page-break/><text:span text:style-name="Domyślna_20_czcionka_20_akapitu"><text:span text:style-name="T2">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text:span></text:span><text:span text:style-name="Domyślna_20_czcionka_20_akapitu"><text:span text:style-name="T2">ulubieńcem Marii Kazimiery, uległy i posłuszny jej zdaniu nie potrafił wyzwolić się </text:span></text:span><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text:span></text:span><text:soft-page-break/><text:span text:style-name="Domyślna_20_czcionka_20_akapitu"><text:span text:style-name="T2">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1"><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wzbudzał tym niechęć wśród Polaków. Ojciec dostrzegał to i zachęcał do zmiany </text:span></text:span><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text:span></text:span><text:soft-page-break/><text:span text:style-name="Domyślna_20_czcionka_20_akapitu"><text:span text:style-name="T2">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wahliwie.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1"><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text:span></text:span><text:span text:style-name="Domyślna_20_czcionka_20_akapitu"><text:span text:style-name="T2">odznaczać się nie szczególną urodą, podobny w tym do Jakuba, choć pełniejszy i </text:span></text:span><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text:span></text:span><text:soft-page-break/><text:span text:style-name="Domyślna_20_czcionka_20_akapitu"><text:span text:style-name="T2">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1"><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text:span></text:span><text:span text:style-name="Domyślna_20_czcionka_20_akapitu"><text:span text:style-name="T2">grach okazywał się pionkiem, a nie <text:s/>ich luminarzem. Dobroduszny utracjusz, choc </text:span></text:span><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text:span></text:span><text:soft-page-break/><text:span text:style-name="Domyślna_20_czcionka_20_akapitu"><text:span text:style-name="T2">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pan text:style-name="Domyślna_20_czcionka_20_akapitu"><text:span text:style-name="T4">9. Inicjatywy dyplomatyczne – projekt Ligi Świętej.</text:span></text:span></text:h>
      <text:p text:style-name="P1"><text:span text:style-name="Domyślna_20_czcionka_20_akapitu"><text:span text:style-name="T2"/></text:span></text:p>
      <text:p text:style-name="P1"><text:span text:style-name="Domyślna_20_czcionka_20_akapitu"><text:span text:style-name="T2">Zgodnie z konstytucją sejmową, po przygotowaniu funduszy i skompletowaniu </text:span></text:span><text:soft-page-break/><text:span text:style-name="Domyślna_20_czcionka_20_akapitu"><text:span text:style-name="T2">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1"><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ż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1"><text:span text:style-name="Domyślna_20_czcionka_20_akapitu"><text:span text:style-name="T2">Władysław Morsztyn (zm. 1689), siostrzeniec podskarbiego i jednocześnie </text:span></text:span><text:span text:style-name="Domyślna_20_czcionka_20_akapitu"><text:span text:style-name="T2">pozostawiający w ścisłych związkach z wypędzonymi arianami (dzięki protekcji Jana </text:span></text:span><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text:span></text:span><text:soft-page-break/><text:span text:style-name="Domyślna_20_czcionka_20_akapitu"><text:span text:style-name="T2">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1"><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która i tak przecież planował. Na powrocie mógł też spodziewać się zwrotu kolejnych </text:span></text:span><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ą </text:span></text:span><text:soft-page-break/><text:span text:style-name="Domyślna_20_czcionka_20_akapitu"><text:span text:style-name="T2">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wojny.</text:span></text:span></text:p>
      <text:p text:style-name="P1"><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text:span></text:span><text:soft-page-break/><text:span text:style-name="Domyślna_20_czcionka_20_akapitu"><text:span text:style-name="T2">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u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1"><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text:span></text:span><text:span text:style-name="Domyślna_20_czcionka_20_akapitu"><text:span text:style-name="T2">w wybranym wcześniej pałacu książąt Cesi przy via del Corso, obok kościoła St. </text:span></text:span><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xt:span></text:span><text:soft-page-break/><text:span text:style-name="Domyślna_20_czcionka_20_akapitu"><text:span text:style-name="T2">tego właśnie dnia w asyście książąt i szlachty konno przybył sam papież.</text:span></text:span></text:p>
      <text:p text:style-name="P1"><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1"><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1"><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text:span></text:span><text:span text:style-name="Domyślna_20_czcionka_20_akapitu"><text:span text:style-name="T2">Kwirynał podążyła Katarzyna Radziwiłłówna, która wzbudziła w Rzymie znacznie </text:span></text:span><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text:span></text:span><text:soft-page-break/><text:span text:style-name="Domyślna_20_czcionka_20_akapitu"><text:span text:style-name="T2">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1"><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1"><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1"><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text:span></text:span><text:span text:style-name="Domyślna_20_czcionka_20_akapitu"><text:span text:style-name="T2">subsydium w wysokości aż 500 000 talarów oraz połowę świętopietrza z włoskich </text:span></text:span><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text:span></text:span><text:soft-page-break/><text:span text:style-name="Domyślna_20_czcionka_20_akapitu"><text:span text:style-name="T2">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1"><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text:span></text:span><text:span text:style-name="Domyślna_20_czcionka_20_akapitu"><text:span text:style-name="T2">1681r. a następnie przez wiele lat sumiennie i z powodzeniem mia zajmować się </text:span></text:span><text:span text:style-name="Domyślna_20_czcionka_20_akapitu"><text:span text:style-name="T2">polskimi sprawami w stolicy apostolskiej. </text:span></text:span></text:p>
      <text:p text:style-name="P1"><text:span text:style-name="Domyślna_20_czcionka_20_akapitu"><text:span text:style-name="T2">Tymczasem Radziwiłłowie przygotowywali się do wyjazdu z Wiecznego Miasta, rezygnując z planowanej jeszcze podróży do Neapolu, natomiast w drodze powrotnej </text:span></text:span><text:soft-page-break/><text:span text:style-name="Domyślna_20_czcionka_20_akapitu"><text:span text:style-name="T2">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p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1"><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text:span></text:span><text:span text:style-name="Domyślna_20_czcionka_20_akapitu"><text:span text:style-name="T2">watykańskich dyplomatów, chcących przekonać za wszelką cenę monarchów </text:span></text:span><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text:span></text:span><text:soft-page-break/><text:span text:style-name="Domyślna_20_czcionka_20_akapitu"><text:span text:style-name="T2">sprawę, iż szeroka akcja antyturecka wymaga jego aktywnego uczestnictwa i poparcia. <text:s/></text:span></text:span></text:p>
      <text:p text:style-name="P1"><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text:span></text:span><text:span text:style-name="Domyślna_20_czcionka_20_akapitu"><text:span text:style-name="T2">wystarczającej ilości wojsk starają się wysyłać do Rzeczpospolitej licznych szpiegów </text:span></text:span><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text:span></text:span><text:soft-page-break/><text:span text:style-name="Domyślna_20_czcionka_20_akapitu"><text:span text:style-name="T2">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1"><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1"><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1"><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text:span></text:span><text:span text:style-name="Domyślna_20_czcionka_20_akapitu"><text:span text:style-name="T2">car zawrzeć z Polską przymierze wojskowe i obiecać wspólne działania obu armii.</text:span></text:span></text:p>
      <text:p text:style-name="P1"><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text:span></text:span><text:soft-page-break/><text:span text:style-name="Domyślna_20_czcionka_20_akapitu"><text:span text:style-name="T2">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1"><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1"><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text:span></text:span><text:span text:style-name="Domyślna_20_czcionka_20_akapitu"><text:span text:style-name="T2">swej audiencji doświadczonych rosyjskich polityków i dowodzić, że zniszczenie </text:span></text:span><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text:span></text:span><text:soft-page-break/><text:span text:style-name="Domyślna_20_czcionka_20_akapitu"><text:span text:style-name="T2">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1"><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1"><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text:span></text:span><text:span text:style-name="Domyślna_20_czcionka_20_akapitu"><text:span text:style-name="T2">południe. Może zajść jednak jeszcze jedna i komplikacja, gdyby Turcy dla </text:span></text:span><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1"><text:soft-page-break/><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1"><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text:span></text:span><text:span text:style-name="Domyślna_20_czcionka_20_akapitu"><text:span text:style-name="T2">przywiązywano większego znaczenia do rozmów z poselstwem polskim, a polska </text:span></text:span><text:span text:style-name="Domyślna_20_czcionka_20_akapitu"><text:span text:style-name="T2">inicjatywa psuła wówczas już zaawansowane rokowania <text:s/>o pokój z Turcją i chanatem krymskim.</text:span></text:span></text:p>
      <text:p text:style-name="P1"><text:span text:style-name="Domyślna_20_czcionka_20_akapitu"><text:span text:style-name="T2">Misja Daudowa i Starkowa, jaka w roku 1678 działała w Stambule nie zyskała </text:span></text:span><text:soft-page-break/><text:span text:style-name="Domyślna_20_czcionka_20_akapitu"><text:span text:style-name="T2">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1"><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text:span></text:span><text:span text:style-name="Domyślna_20_czcionka_20_akapitu"><text:span text:style-name="T2">lewobrzeżnej Ukrainy Iwan Samojłowicz. Powiadomiony przez cara o poselstwie </text:span></text:span><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text:span></text:span><text:soft-page-break/><text:span text:style-name="Domyślna_20_czcionka_20_akapitu"><text:span text:style-name="T2">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1"><text:span text:style-name="Domyślna_20_czcionka_20_akapitu"><text:span text:style-name="T2">Wzrost napięcia na Ukrainie był kolejnym dobitnym dowodem, że Moskwa nie tylko nie zamierza zwrócić Rzeczypospolitej lewobrzeżnej części Ukrainy, lecz </text:span></text:span><text:span text:style-name="Domyślna_20_czcionka_20_akapitu"><text:span text:style-name="T2">konsekwentnie zmierza ku temu, by przy sprzyjających okolicznościach opanować </text:span></text:span><text:span text:style-name="Domyślna_20_czcionka_20_akapitu"><text:span text:style-name="T2">cały ten kraj. Wszystkie te umówione powyżej okoliczności miały mieć istotny i negatywny wpływ na obraz rozmów polskiej delegacji w Moskwie.</text:span></text:span></text:p>
      <text:p text:style-name="P1"><text:span text:style-name="Domyślna_20_czcionka_20_akapitu"><text:span text:style-name="T2">Pierwsza konferencja upłynęła zwyczajowo na oracjach, okazywaniu plenipotencji, </text:span></text:span><text:soft-page-break/><text:span text:style-name="Domyślna_20_czcionka_20_akapitu"><text:span text:style-name="T2">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1"><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1"><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text:span></text:span><text:span text:style-name="Domyślna_20_czcionka_20_akapitu"><text:span text:style-name="T2">odrzucili tą propozycję, po czym dodali, czy strona polska za sojusz obietnicę </text:span></text:span><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text:span></text:span><text:soft-page-break/><text:span text:style-name="Domyślna_20_czcionka_20_akapitu"><text:span text:style-name="T2">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1"><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text:span></text:span><text:span text:style-name="Domyślna_20_czcionka_20_akapitu"><text:span text:style-name="T2">roku 1672, kiedy to wskutek niedotrzymania traktatu przez cara król utracił </text:span></text:span><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text:span></text:span><text:soft-page-break/><text:span text:style-name="Domyślna_20_czcionka_20_akapitu"><text:span text:style-name="T2">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1"><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1"><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1"><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1"><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text:span></text:span><text:span text:style-name="Domyślna_20_czcionka_20_akapitu"><text:span text:style-name="T2">Rzeczpospolitą daję im szansę do namysłu i zmiany treści ich żądań.</text:span></text:span></text:p>
      <text:p text:style-name="P1"><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text:span></text:span><text:soft-page-break/><text:span text:style-name="Domyślna_20_czcionka_20_akapitu"><text:span text:style-name="T2">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1"><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1"><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1"><text:span text:style-name="Domyślna_20_czcionka_20_akapitu"><text:span text:style-name="T2">Nie chcąc jednak zerwania obrad, wypomniano Rosjanom o kosztach poselstwa i </text:span></text:span><text:span text:style-name="Domyślna_20_czcionka_20_akapitu"><text:span text:style-name="T2">niepokoju jakie musi ono budzić w Stambule, zatem zaapelowano, aby <text:s/>Rosjanie </text:span></text:span><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text:span></text:span><text:soft-page-break/><text:span text:style-name="Domyślna_20_czcionka_20_akapitu"><text:span text:style-name="T2">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1"><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1"><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text:span></text:span><text:span text:style-name="Domyślna_20_czcionka_20_akapitu"><text:span text:style-name="T2">dowód dawał sukces jakimi w roku 1674 była francuska mediacja. <text:s/>Innego zdania był </text:span></text:span><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text:span></text:span><text:soft-page-break/><text:span text:style-name="Domyślna_20_czcionka_20_akapitu"><text:span text:style-name="T2">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1"><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1"><text:span text:style-name="Domyślna_20_czcionka_20_akapitu"><text:span text:style-name="T2">Gdy polscy delegaci czekali na nowe królewskie instrukcje, Rosjanie postanowili </text:span></text:span><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text:span></text:span><text:soft-page-break/><text:span text:style-name="Domyślna_20_czcionka_20_akapitu"><text:span text:style-name="T2">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1"><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text:span></text:span><text:span text:style-name="Domyślna_20_czcionka_20_akapitu"><text:span text:style-name="T2">Aleksięjewiczem otrzymali odpowiedź wymijającą. Car oświadczył, iż rozważy tą </text:span></text:span><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text:span></text:span><text:soft-page-break/><text:span text:style-name="Domyślna_20_czcionka_20_akapitu"><text:span text:style-name="T2">fiaska negocjacji z Turcją, których koleje losu też były zmienne.</text:span></text:span></text:p>
      <text:p text:style-name="P1"><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1"><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1"><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1"><text:span text:style-name="Domyślna_20_czcionka_20_akapitu"><text:span text:style-name="T2">Niepomyślne wieści, jakie nadchodziły od naszych dyplomatów z Moskwy, oraz </text:span></text:span><text:span text:style-name="Domyślna_20_czcionka_20_akapitu"><text:span text:style-name="T2">fiasko całej, tak starannie przygotowanej akcji dyplomatycznej, musiały wywołać i </text:span></text:span><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text:span></text:span><text:soft-page-break/><text:span text:style-name="Domyślna_20_czcionka_20_akapitu"><text:span text:style-name="T2">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1"><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1"><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text:span></text:span><text:span text:style-name="Domyślna_20_czcionka_20_akapitu"><text:span text:style-name="T2">rozstrzygnięcia spraw zasadniczych – wytyczenia nowych granic i wypłaty reszty </text:span></text:span><text:span text:style-name="Domyślna_20_czcionka_20_akapitu"><text:span text:style-name="T2">sum przewidzianych traktatem rozejmowym.</text:span></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pan text:style-name="Domyślna_20_czcionka_20_akapitu"><text:span text:style-name="T4">10. Misja posłów rosyjskich w Grodnie w roku 1679 i szukanie sojuszników przeciw Turcji</text:span></text:span></text:h>
      <text:p text:style-name="P1"><text:span text:style-name="Domyślna_20_czcionka_20_akapitu"><text:span text:style-name="T4"/></text:span></text:p>
      <text:p text:style-name="P1"><text:soft-page-break/><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1"><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1"><text:span text:style-name="Domyślna_20_czcionka_20_akapitu"><text:span text:style-name="T2">Dyplomatom rosyjskim polecono przede wszystkim przyjęcie przysięgi od króla na </text:span></text:span><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1"><text:soft-page-break/><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1"><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1"><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ext:span></text:span><text:span text:style-name="Domyślna_20_czcionka_20_akapitu"><text:span text:style-name="T2">to jest cesarza, oraz władców angielskiego i duńskiego, odrzucali natomiast mediację </text:span></text:span><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1"><text:soft-page-break/><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1"><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1"><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1"><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1"><text:span text:style-name="Domyślna_20_czcionka_20_akapitu"><text:span text:style-name="T2">Rosjanie ustosunkowali się negatywnie do powyższych propozycji. Car najpierw musiałby wypowiedzieć się co do podanych kandydatur i dać swoje przyzwolenie, </text:span></text:span><text:span text:style-name="Domyślna_20_czcionka_20_akapitu"><text:span text:style-name="T2">nie godzono się także na miejsce komisji mediacyjnej, motywując to zbytnią </text:span></text:span><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text:span></text:span><text:soft-page-break/><text:span text:style-name="Domyślna_20_czcionka_20_akapitu"><text:span text:style-name="T2">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1"><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1"><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1"><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1"><text:span text:style-name="Domyślna_20_czcionka_20_akapitu"><text:span text:style-name="T2">Następnie zażądali Polacy, by car dał zakładników spośród najznakomitszych bojarów, ponadto zaś jakieś własne miasto lub fortecę w zastaw, które leży na </text:span></text:span><text:span text:style-name="Domyślna_20_czcionka_20_akapitu"><text:span text:style-name="T2">rdzennym obszarze Rosji i nie leżało nigdy w granicach Rzeczypospolitej. Dwa </text:span></text:span><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text:span></text:span><text:soft-page-break/><text:span text:style-name="Domyślna_20_czcionka_20_akapitu"><text:span text:style-name="T2">oświadczając, że na gwarancję traktatu dość czasu będzie, gdy uzgodniona zostanie jego treść. Najważniejsza jest umowa o współdziałaniu wojskowym i w tej sprawie przede wszystkim oczekują propozycji.</text:span></text:span></text:p>
      <text:p text:style-name="P1"><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1"><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1"><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text:span></text:span><text:span text:style-name="Domyślna_20_czcionka_20_akapitu"><text:span text:style-name="T2">pieniędzy stwierdzając, że już dwukrotnie dali spore sumy i traktować je mogą jako </text:span></text:span><text:span text:style-name="Domyślna_20_czcionka_20_akapitu"><text:span text:style-name="T2">subsydia gwarantujące im pomoc wojskową ze strony Rzeczypospolitej. Co do wojny zaczepnej, to nie będą się temu sprzeciwiać.</text:span></text:span></text:p>
      <text:p text:style-name="P1"><text:span text:style-name="Domyślna_20_czcionka_20_akapitu"><text:span text:style-name="T2">Odpowiedź taka oczywiście nie zadowoliła Polaków, którzy z naciskiem podkreślili, </text:span></text:span><text:soft-page-break/><text:span text:style-name="Domyślna_20_czcionka_20_akapitu"><text:span text:style-name="T2">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1"><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1"><text:span text:style-name="Domyślna_20_czcionka_20_akapitu"><text:span text:style-name="T2">W tej sytuacji Buturlin i jego koledzy poprosili o ostateczną deklarację królewską i obiecali, że dadzą również ostateczną ze swojej strony,</text:span></text:span></text:p>
      <text:p text:style-name="P1"><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text:span></text:span><text:span text:style-name="Domyślna_20_czcionka_20_akapitu"><text:span text:style-name="T2">czym musi jednak otrzymać nowe subsydia pieniężne od Rosji w wysokości 6 mln </text:span></text:span><text:span text:style-name="Domyślna_20_czcionka_20_akapitu"><text:span text:style-name="T2">złp rocznie na czas trwania tej wojny.</text:span></text:span></text:p>
      <text:p text:style-name="P1"><text:span text:style-name="Domyślna_20_czcionka_20_akapitu"><text:span text:style-name="T2">Nie było oczywiście mowy o tym, by Rosjanie mogli przyjąć te warunki. Bardzo stanowczo zareplikowali zwłaszcza w sprawie zwrotu Kijowa. Oddać go nie mogą, </text:span></text:span><text:soft-page-break/><text:span text:style-name="Domyślna_20_czcionka_20_akapitu"><text:span text:style-name="T2">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text:span></text:span><text:span text:style-name="Domyślna_20_czcionka_20_akapitu"><text:span text:style-name="T2">Rosjanie niepokoili się jednak pogłoskami o pojawieniu się kolejnych inicjatyw </text:span></text:span><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text:span></text:span><text:soft-page-break/><text:span text:style-name="Domyślna_20_czcionka_20_akapitu"><text:span text:style-name="T2">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1"><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1"><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1"><text:span text:style-name="Domyślna_20_czcionka_20_akapitu"><text:span text:style-name="T2">Wizyta Władysław Morsztyna w Niderlandach i Anglii nie przyniosła żadnych pozytywnych konkretów. Latem i wczesną jesienią polskie poselstwo. przebywało w Holandii, głównie w Amsterdamie i Antwerpii. Konferowano na niskim szczeblu, </text:span></text:span><text:span text:style-name="Domyślna_20_czcionka_20_akapitu"><text:span text:style-name="T2">odbyło się kilak spotkań z <text:s/>księciem Oranii Henrykiem Kazimierze von Nassau-Dietz </text:span></text:span><text:span text:style-name="Domyślna_20_czcionka_20_akapitu"><text:span text:style-name="T2">(1657 - 1696). Próby przekonania do swych racji i sięgające dalej propozycje ekonomicznej współpracy nie zyskały większego uznania. Wilhelm ograniczył się w zasadzie do kilku stonowanych pochlebstw i życzenia Janowi III powodzenia w </text:span></text:span><text:soft-page-break/><text:span text:style-name="Domyślna_20_czcionka_20_akapitu"><text:span text:style-name="T2">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1"><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text:span></text:span><text:span text:style-name="Domyślna_20_czcionka_20_akapitu"><text:span text:style-name="T2">antykatolickiego wzburzenia i kryzys parlamentarny przewalały się przez jego kraj i </text:span></text:span><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text:span></text:span><text:soft-page-break/><text:span text:style-name="Domyślna_20_czcionka_20_akapitu"><text:span text:style-name="T2">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1"><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text:span></text:span><text:span text:style-name="Domyślna_20_czcionka_20_akapitu"><text:span text:style-name="T2">po bardzo, krótkiej wizycie w protestanckiej Saksonii, Polacy w sierpniu zawitali do </text:span></text:span><text:span text:style-name="Domyślna_20_czcionka_20_akapitu"><text:span text:style-name="T2">katolickiej Bawarii, ale mimo tego ich przyjazd był odebrany chłodno. Nie rozumiano ani polskich intencji, ani kalkulacji. Moment przyjazdu nie był fortunny, właśnie zmarł bawarki elektor - Ferdynand Maria Wittelsbach (1636-1679), a nowy </text:span></text:span><text:soft-page-break/><text:span text:style-name="Domyślna_20_czcionka_20_akapitu"><text:span text:style-name="T2">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text:span></text:span><text:span text:style-name="Domyślna_20_czcionka_20_akapitu"><text:span text:style-name="T2">działającego w Rzymie. Zdecydowano, iż czym prędzej delegacja prowadzona przez </text:span></text:span><text:span text:style-name="Domyślna_20_czcionka_20_akapitu"><text:span text:style-name="T2">Franciszka Korycińskiego, ma udać się do Hiszpanii i Portugalii, przez Genuę, gdzie zaokrętowali się w dniu 18 lutego. Polskie poselstwo w dniu 28 lutego wylądowało w Barcelonie. A następnie udało się do Madrytu do króla Hiszpanii Karola II (1661- </text:span></text:span><text:soft-page-break/><text:span text:style-name="Domyślna_20_czcionka_20_akapitu"><text:span text:style-name="T2">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text:span></text:span><text:span text:style-name="Domyślna_20_czcionka_20_akapitu"><text:span text:style-name="T2">konkretne polityczne obietnice jednak Polacy także w przypadku regenta </text:span></text:span><text:span text:style-name="Domyślna_20_czcionka_20_akapitu"><text:span text:style-name="T2">Portugalskiego liczyć nie mogli. Chwalono i popierano ideę, z jaką przybyli Polacy, ale bez konkretów. Co prawda regent i jego współpracownicy przez kolejne tygodnie zaszczycali gości kolejnymi nieoficjalnymi spotkaniami i prywatnymi rozmowami, </text:span></text:span><text:soft-page-break/><text:span text:style-name="Domyślna_20_czcionka_20_akapitu"><text:span text:style-name="T2">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1"><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text:span></text:span><text:span text:style-name="Domyślna_20_czcionka_20_akapitu"><text:span text:style-name="T2">podskarbiego, a wykorzystując jego nieobecność nakazał przejąć pod swoja piecze </text:span></text:span><text:span text:style-name="Domyślna_20_czcionka_20_akapitu"><text:span text:style-name="T2">jego urząd i dokonać szczegółowej kontroli rachunków oraz kas, a jego popleczników w kraju i krążącą między nimi korespondencje objąć ścisła, choć dyskretną kontrolą. Morsztyn przekonywał swych francuskich rozmówców, iż </text:span></text:span><text:soft-page-break/><text:span text:style-name="Domyślna_20_czcionka_20_akapitu"><text:span text:style-name="T2">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text:span></text:span><text:span text:style-name="Domyślna_20_czcionka_20_akapitu"><text:span text:style-name="T2">i drobnych intryg. W Warszawie bardzo liczono na zdolności Morsztyna, który </text:span></text:span><text:span text:style-name="Domyślna_20_czcionka_20_akapitu"><text:span text:style-name="T2">obracał je w zupełnie inny sposób, niż wynikało z wydawanych mu poleceń oraz możliwość uzyskania realnej pomocy ze strony Ludwika XIV. Wymiana korespondencji miedzy Paryżem a Warszawę, była przez to ożywiona, a Jan III </text:span></text:span><text:soft-page-break/><text:span text:style-name="Domyślna_20_czcionka_20_akapitu"><text:span text:style-name="T2">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text:span></text:span><text:span text:style-name="Domyślna_20_czcionka_20_akapitu"><text:span text:style-name="T2">swoje fundusze wspierać partię francuską.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7:37:35.84</meta:creation-date>
    <dc:date>2016-02-03T18:23:22.09</dc:date>
    <meta:editing-duration>PT1H8M54S</meta:editing-duration>
    <meta:editing-cycles>16</meta:editing-cycles>
    <meta:generator>OpenOffice/4.0.1$Win32 OpenOffice.org_project/401m5$Build-9714</meta:generator>
    <meta:document-statistic meta:table-count="0" meta:image-count="0" meta:object-count="0" meta:page-count="166" meta:paragraph-count="234" meta:word-count="50927" meta:character-count="366731"/>
  </office:meta>
</office:document-meta>
</file>